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76mm"/>
    </style:style>
    <style:style style:name="co3" style:family="table-column">
      <style:table-column-properties fo:break-before="auto" style:column-width="69.5mm"/>
    </style:style>
    <style:style style:name="co4" style:family="table-column">
      <style:table-column-properties fo:break-before="auto" style:column-width="58.24mm"/>
    </style:style>
    <style:style style:name="co5" style:family="table-column">
      <style:table-column-properties fo:break-before="auto" style:column-width="33.06mm"/>
    </style:style>
    <style:style style:name="co6" style:family="table-column">
      <style:table-column-properties fo:break-before="auto" style:column-width="58.79mm"/>
    </style:style>
    <style:style style:name="co7" style:family="table-column">
      <style:table-column-properties fo:break-before="auto" style:column-width="72.2mm"/>
    </style:style>
    <style:style style:name="co8" style:family="table-column">
      <style:table-column-properties fo:break-before="auto" style:column-width="20.02mm"/>
    </style:style>
    <style:style style:name="co9" style:family="table-column">
      <style:table-column-properties fo:break-before="auto" style:column-width="59.14mm"/>
    </style:style>
    <style:style style:name="co10" style:family="table-column">
      <style:table-column-properties fo:break-before="auto" style:column-width="34.17mm"/>
    </style:style>
    <style:style style:name="co11" style:family="table-column">
      <style:table-column-properties fo:break-before="auto" style:column-width="61.0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H41" table:end-x="1.35mm" table:end-y="3.99mm" draw:z-index="0" draw:style-name="gr1" svg:width="159.4mm" svg:height="174.08mm" svg:x="0.01mm" svg:y="0.01mm">
              <draw:object draw:notify-on-update-of-ranges="'0.3nnrep'.E11:'0.3nnrep'.E11 '0.3nnrep'.B11:'0.3nnrep'.B102 '0.3nnrep'.A11:'0.3nnrep'.A102 '0.3nnrep'.C105:'0.3nnrep'.C105 '0.3nnrep'.B105:'0.3nnrep'.B196 '0.3nnrep'.A105:'0.3nnrep'.A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0.3nnrep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Mon Nov 30 00:58:45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307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3nnrep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office:value-type="string">
            <text:p><text:s/>normalisation factor: 804265408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/>
        </table:table-row>
        <table:table-row table:style-name="ro2">
          <table:table-cell office:value-type="float" office:value="0.7071068">
            <text:p>0.71</text:p>
          </table:table-cell>
          <table:table-cell office:value-type="float" office:value="0.054816343">
            <text:p>0.05</text:p>
          </table:table-cell>
          <table:table-cell office:value-type="float" office:value="44086888">
            <text:p>44086888</text:p>
          </table:table-cell>
          <table:table-cell/>
          <table:table-cell office:value-type="string">
            <text:p>nn rep.</text:p>
          </table:table-cell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68058066">
            <text:p>0.07</text:p>
          </table:table-cell>
          <table:table-cell office:value-type="float" office:value="54736748">
            <text:p>54736748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72854213">
            <text:p>0.07</text:p>
          </table:table-cell>
          <table:table-cell office:value-type="float" office:value="58594124">
            <text:p>58594124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137594596">
            <text:p>0.14</text:p>
          </table:table-cell>
          <table:table-cell office:value-type="float" office:value="110662580">
            <text:p>110662580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67262165">
            <text:p>0.07</text:p>
          </table:table-cell>
          <table:table-cell office:value-type="float" office:value="54096634">
            <text:p>54096634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68557844">
            <text:p>0.07</text:p>
          </table:table-cell>
          <table:table-cell office:value-type="float" office:value="55138702">
            <text:p>55138702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136915401">
            <text:p>0.14</text:p>
          </table:table-cell>
          <table:table-cell office:value-type="float" office:value="110116316">
            <text:p>110116316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68964019">
            <text:p>0.07</text:p>
          </table:table-cell>
          <table:table-cell office:value-type="float" office:value="55465374">
            <text:p>55465374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13712956">
            <text:p>0.14</text:p>
          </table:table-cell>
          <table:table-cell office:value-type="float" office:value="110288564">
            <text:p>110288564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137239933">
            <text:p>0.14</text:p>
          </table:table-cell>
          <table:table-cell office:value-type="float" office:value="110377334">
            <text:p>110377334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68422601">
            <text:p>0.07</text:p>
          </table:table-cell>
          <table:table-cell office:value-type="float" office:value="55029930">
            <text:p>55029930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68595447">
            <text:p>0.07</text:p>
          </table:table-cell>
          <table:table-cell office:value-type="float" office:value="55168946">
            <text:p>55168946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137123272">
            <text:p>0.14</text:p>
          </table:table-cell>
          <table:table-cell office:value-type="float" office:value="110283504">
            <text:p>110283504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137095496">
            <text:p>0.14</text:p>
          </table:table-cell>
          <table:table-cell office:value-type="float" office:value="110261166">
            <text:p>110261166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68588689">
            <text:p>0.07</text:p>
          </table:table-cell>
          <table:table-cell office:value-type="float" office:value="55163512">
            <text:p>55163512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137120292">
            <text:p>0.14</text:p>
          </table:table-cell>
          <table:table-cell office:value-type="float" office:value="110281110">
            <text:p>110281110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137174115">
            <text:p>0.14</text:p>
          </table:table-cell>
          <table:table-cell office:value-type="float" office:value="110324404">
            <text:p>110324404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137124956">
            <text:p>0.14</text:p>
          </table:table-cell>
          <table:table-cell office:value-type="float" office:value="110284862">
            <text:p>110284862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68586923">
            <text:p>0.07</text:p>
          </table:table-cell>
          <table:table-cell office:value-type="float" office:value="55162086">
            <text:p>55162086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205705106">
            <text:p>0.21</text:p>
          </table:table-cell>
          <table:table-cell office:value-type="float" office:value="165441498">
            <text:p>165441498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137084797">
            <text:p>0.14</text:p>
          </table:table-cell>
          <table:table-cell office:value-type="float" office:value="110252560">
            <text:p>11025256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137153551">
            <text:p>0.14</text:p>
          </table:table-cell>
          <table:table-cell office:value-type="float" office:value="110307854">
            <text:p>110307854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13712132">
            <text:p>0.14</text:p>
          </table:table-cell>
          <table:table-cell office:value-type="float" office:value="110281932">
            <text:p>110281932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13717173">
            <text:p>0.14</text:p>
          </table:table-cell>
          <table:table-cell office:value-type="float" office:value="110322484">
            <text:p>110322484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68559468">
            <text:p>0.07</text:p>
          </table:table-cell>
          <table:table-cell office:value-type="float" office:value="55140006">
            <text:p>55140006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137141213">
            <text:p>0.14</text:p>
          </table:table-cell>
          <table:table-cell office:value-type="float" office:value="110297930">
            <text:p>110297930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137139425">
            <text:p>0.14</text:p>
          </table:table-cell>
          <table:table-cell office:value-type="float" office:value="110296498">
            <text:p>110296498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68570346">
            <text:p>0.07</text:p>
          </table:table-cell>
          <table:table-cell office:value-type="float" office:value="55148762">
            <text:p>55148762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137131587">
            <text:p>0.14</text:p>
          </table:table-cell>
          <table:table-cell office:value-type="float" office:value="110290192">
            <text:p>110290192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137128621">
            <text:p>0.14</text:p>
          </table:table-cell>
          <table:table-cell office:value-type="float" office:value="110287808">
            <text:p>110287808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68557367">
            <text:p>0.07</text:p>
          </table:table-cell>
          <table:table-cell office:value-type="float" office:value="55138316">
            <text:p>55138316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13708736">
            <text:p>0.14</text:p>
          </table:table-cell>
          <table:table-cell office:value-type="float" office:value="110254614">
            <text:p>11025461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274286807">
            <text:p>0.27</text:p>
          </table:table-cell>
          <table:table-cell office:value-type="float" office:value="220599400">
            <text:p>220599400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137123302">
            <text:p>0.14</text:p>
          </table:table-cell>
          <table:table-cell office:value-type="float" office:value="110283526">
            <text:p>110283526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137110338">
            <text:p>0.14</text:p>
          </table:table-cell>
          <table:table-cell office:value-type="float" office:value="110273104">
            <text:p>110273104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68564199">
            <text:p>0.07</text:p>
          </table:table-cell>
          <table:table-cell office:value-type="float" office:value="55143818">
            <text:p>55143818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137139246">
            <text:p>0.14</text:p>
          </table:table-cell>
          <table:table-cell office:value-type="float" office:value="110296356">
            <text:p>110296356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68554439">
            <text:p>0.07</text:p>
          </table:table-cell>
          <table:table-cell office:value-type="float" office:value="55135964">
            <text:p>55135964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137119576">
            <text:p>0.14</text:p>
          </table:table-cell>
          <table:table-cell office:value-type="float" office:value="110280538">
            <text:p>110280538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137136847">
            <text:p>0.14</text:p>
          </table:table-cell>
          <table:table-cell office:value-type="float" office:value="110294422">
            <text:p>110294422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137113169">
            <text:p>0.14</text:p>
          </table:table-cell>
          <table:table-cell office:value-type="float" office:value="110275382">
            <text:p>110275382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137113959">
            <text:p>0.14</text:p>
          </table:table-cell>
          <table:table-cell office:value-type="float" office:value="110276014">
            <text:p>110276014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6858211">
            <text:p>0.07</text:p>
          </table:table-cell>
          <table:table-cell office:value-type="float" office:value="55158214">
            <text:p>55158214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137129724">
            <text:p>0.14</text:p>
          </table:table-cell>
          <table:table-cell office:value-type="float" office:value="110288694">
            <text:p>110288694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137117326">
            <text:p>0.14</text:p>
          </table:table-cell>
          <table:table-cell office:value-type="float" office:value="110278730">
            <text:p>110278730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13709569">
            <text:p>0.14</text:p>
          </table:table-cell>
          <table:table-cell office:value-type="float" office:value="110261320">
            <text:p>110261320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274297059">
            <text:p>0.27</text:p>
          </table:table-cell>
          <table:table-cell office:value-type="float" office:value="220607628">
            <text:p>220607628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137144446">
            <text:p>0.14</text:p>
          </table:table-cell>
          <table:table-cell office:value-type="float" office:value="110300536">
            <text:p>110300536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68557747">
            <text:p>0.07</text:p>
          </table:table-cell>
          <table:table-cell office:value-type="float" office:value="55138626">
            <text:p>55138626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20569995">
            <text:p>0.21</text:p>
          </table:table-cell>
          <table:table-cell office:value-type="float" office:value="165437354">
            <text:p>165437354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137136862">
            <text:p>0.14</text:p>
          </table:table-cell>
          <table:table-cell office:value-type="float" office:value="110294434">
            <text:p>110294434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137122586">
            <text:p>0.14</text:p>
          </table:table-cell>
          <table:table-cell office:value-type="float" office:value="110282952">
            <text:p>110282952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137160748">
            <text:p>0.14</text:p>
          </table:table-cell>
          <table:table-cell office:value-type="float" office:value="110313644">
            <text:p>11031364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137148991">
            <text:p>0.14</text:p>
          </table:table-cell>
          <table:table-cell office:value-type="float" office:value="110304194">
            <text:p>110304194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137171015">
            <text:p>0.14</text:p>
          </table:table-cell>
          <table:table-cell office:value-type="float" office:value="110321900">
            <text:p>110321900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205700859">
            <text:p>0.21</text:p>
          </table:table-cell>
          <table:table-cell office:value-type="float" office:value="165438076">
            <text:p>165438076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137126952">
            <text:p>0.14</text:p>
          </table:table-cell>
          <table:table-cell office:value-type="float" office:value="110286464">
            <text:p>110286464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137152702">
            <text:p>0.14</text:p>
          </table:table-cell>
          <table:table-cell office:value-type="float" office:value="110307174">
            <text:p>110307174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137121677">
            <text:p>0.14</text:p>
          </table:table-cell>
          <table:table-cell office:value-type="float" office:value="110282216">
            <text:p>110282216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137140319">
            <text:p>0.14</text:p>
          </table:table-cell>
          <table:table-cell office:value-type="float" office:value="110297220">
            <text:p>110297220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137136981">
            <text:p>0.14</text:p>
          </table:table-cell>
          <table:table-cell office:value-type="float" office:value="110294524">
            <text:p>110294524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137168825">
            <text:p>0.14</text:p>
          </table:table-cell>
          <table:table-cell office:value-type="float" office:value="110320142">
            <text:p>110320142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68565108">
            <text:p>0.07</text:p>
          </table:table-cell>
          <table:table-cell office:value-type="float" office:value="55144546">
            <text:p>55144546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137157157">
            <text:p>0.14</text:p>
          </table:table-cell>
          <table:table-cell office:value-type="float" office:value="110310762">
            <text:p>110310762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205753982">
            <text:p>0.21</text:p>
          </table:table-cell>
          <table:table-cell office:value-type="float" office:value="165480818">
            <text:p>165480818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137143448">
            <text:p>0.14</text:p>
          </table:table-cell>
          <table:table-cell office:value-type="float" office:value="110299736">
            <text:p>110299736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137157455">
            <text:p>0.14</text:p>
          </table:table-cell>
          <table:table-cell office:value-type="float" office:value="110310990">
            <text:p>110310990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137166142">
            <text:p>0.14</text:p>
          </table:table-cell>
          <table:table-cell office:value-type="float" office:value="110317988">
            <text:p>110317988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137153924">
            <text:p>0.14</text:p>
          </table:table-cell>
          <table:table-cell office:value-type="float" office:value="110308160">
            <text:p>110308160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274274856">
            <text:p>0.27</text:p>
          </table:table-cell>
          <table:table-cell office:value-type="float" office:value="220589778">
            <text:p>220589778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137167513">
            <text:p>0.14</text:p>
          </table:table-cell>
          <table:table-cell office:value-type="float" office:value="110319086">
            <text:p>110319086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137155578">
            <text:p>0.14</text:p>
          </table:table-cell>
          <table:table-cell office:value-type="float" office:value="110309490">
            <text:p>110309490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68564907">
            <text:p>0.07</text:p>
          </table:table-cell>
          <table:table-cell office:value-type="float" office:value="55144382">
            <text:p>55144382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137123689">
            <text:p>0.14</text:p>
          </table:table-cell>
          <table:table-cell office:value-type="float" office:value="110283842">
            <text:p>110283842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137154281">
            <text:p>0.14</text:p>
          </table:table-cell>
          <table:table-cell office:value-type="float" office:value="110308450">
            <text:p>110308450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137185082">
            <text:p>0.14</text:p>
          </table:table-cell>
          <table:table-cell office:value-type="float" office:value="110333214">
            <text:p>110333214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137186646">
            <text:p>0.14</text:p>
          </table:table-cell>
          <table:table-cell office:value-type="float" office:value="110334484">
            <text:p>110334484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6856627">
            <text:p>0.07</text:p>
          </table:table-cell>
          <table:table-cell office:value-type="float" office:value="55145478">
            <text:p>55145478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13713403">
            <text:p>0.14</text:p>
          </table:table-cell>
          <table:table-cell office:value-type="float" office:value="110292156">
            <text:p>110292156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274266988">
            <text:p>0.27</text:p>
          </table:table-cell>
          <table:table-cell office:value-type="float" office:value="220583440">
            <text:p>220583440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13712737">
            <text:p>0.14</text:p>
          </table:table-cell>
          <table:table-cell office:value-type="float" office:value="110286800">
            <text:p>110286800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34290705">
            <text:p>0.03</text:p>
          </table:table-cell>
          <table:table-cell office:value-type="float" office:value="27578828">
            <text:p>27578828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205748379">
            <text:p>0.21</text:p>
          </table:table-cell>
          <table:table-cell office:value-type="float" office:value="165476304">
            <text:p>165476304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68559714">
            <text:p>0.07</text:p>
          </table:table-cell>
          <table:table-cell office:value-type="float" office:value="55140204">
            <text:p>55140204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137155846">
            <text:p>0.14</text:p>
          </table:table-cell>
          <table:table-cell office:value-type="float" office:value="110309706">
            <text:p>110309706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137190789">
            <text:p>0.14</text:p>
          </table:table-cell>
          <table:table-cell office:value-type="float" office:value="110337800">
            <text:p>110337800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137137979">
            <text:p>0.14</text:p>
          </table:table-cell>
          <table:table-cell office:value-type="float" office:value="110295334">
            <text:p>110295334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6857603">
            <text:p>0.07</text:p>
          </table:table-cell>
          <table:table-cell office:value-type="float" office:value="55153328">
            <text:p>55153328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68599083">
            <text:p>0.07</text:p>
          </table:table-cell>
          <table:table-cell office:value-type="float" office:value="55171874">
            <text:p>55171874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137134895">
            <text:p>0.14</text:p>
          </table:table-cell>
          <table:table-cell office:value-type="float" office:value="110292858">
            <text:p>110292858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68555936">
            <text:p>0.07</text:p>
          </table:table-cell>
          <table:table-cell office:value-type="float" office:value="55137166">
            <text:p>5513716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68568401">
            <text:p>0.07</text:p>
          </table:table-cell>
          <table:table-cell office:value-type="float" office:value="55147194">
            <text:p>5514719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68498828">
            <text:p>0.07</text:p>
          </table:table-cell>
          <table:table-cell office:value-type="string">
            <text:p>No int.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68506181">
            <text:p>0.07</text:p>
          </table:table-cell>
          <table:table-cell>
            <draw:frame table:end-cell-address="'0.3nnrep'.E123" table:end-x="45.73mm" table:end-y="1.08mm" draw:z-index="0" draw:style-name="gr1" svg:width="79.91mm" svg:height="69.91mm" svg:x="56.78mm" svg:y="3.46mm">
              <draw:object draw:notify-on-update-of-ranges="'0.3nnrep'.A11:'0.3nnrep'.A102 '0.3nnrep'.E11:'0.3nnrep'.E11 '0.3nnrep'.B11:'0.3nnrep'.B102 '0.3nnrep'.C105:'0.3nnrep'.C105 '0.3nnrep'.B105:'0.3nnrep'.B196 '0.3nnrep'.A105:'0.3nnrep'.A1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6850864">
            <text:p>0.07</text:p>
          </table:table-cell>
          <table:table-cell table:number-columns-repeated="3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136977762">
            <text:p>0.14</text:p>
          </table:table-cell>
          <table:table-cell table:number-columns-repeated="3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68484694">
            <text:p>0.07</text:p>
          </table:table-cell>
          <table:table-cell table:number-columns-repeated="3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68501674">
            <text:p>0.07</text:p>
          </table:table-cell>
          <table:table-cell table:number-columns-repeated="3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136994705">
            <text:p>0.14</text:p>
          </table:table-cell>
          <table:table-cell table:number-columns-repeated="3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68499915">
            <text:p>0.07</text:p>
          </table:table-cell>
          <table:table-cell table:number-columns-repeated="3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136989713">
            <text:p>0.14</text:p>
          </table:table-cell>
          <table:table-cell table:number-columns-repeated="3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137001157">
            <text:p>0.14</text:p>
          </table:table-cell>
          <table:table-cell table:number-columns-repeated="3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68510614">
            <text:p>0.07</text:p>
          </table:table-cell>
          <table:table-cell table:number-columns-repeated="3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68492271">
            <text:p>0.07</text:p>
          </table:table-cell>
          <table:table-cell table:number-columns-repeated="3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137033686">
            <text:p>0.14</text:p>
          </table:table-cell>
          <table:table-cell table:number-columns-repeated="3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13703832">
            <text:p>0.14</text:p>
          </table:table-cell>
          <table:table-cell table:number-columns-repeated="3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68518646">
            <text:p>0.07</text:p>
          </table:table-cell>
          <table:table-cell table:number-columns-repeated="3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137040243">
            <text:p>0.14</text:p>
          </table:table-cell>
          <table:table-cell table:number-columns-repeated="3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137013555">
            <text:p>0.14</text:p>
          </table:table-cell>
          <table:table-cell table:number-columns-repeated="3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137033969">
            <text:p>0.14</text:p>
          </table:table-cell>
          <table:table-cell table:number-columns-repeated="3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68516739">
            <text:p>0.07</text:p>
          </table:table-cell>
          <table:table-cell table:number-columns-repeated="3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205537885">
            <text:p>0.21</text:p>
          </table:table-cell>
          <table:table-cell table:number-columns-repeated="3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137021154">
            <text:p>0.14</text:p>
          </table:table-cell>
          <table:table-cell table:number-columns-repeated="3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137024999">
            <text:p>0.14</text:p>
          </table:table-cell>
          <table:table-cell table:number-columns-repeated="3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136992916">
            <text:p>0.14</text:p>
          </table:table-cell>
          <table:table-cell table:number-columns-repeated="3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136990264">
            <text:p>0.14</text:p>
          </table:table-cell>
          <table:table-cell table:number-columns-repeated="3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68509005">
            <text:p>0.07</text:p>
          </table:table-cell>
          <table:table-cell table:number-columns-repeated="3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137006253">
            <text:p>0.14</text:p>
          </table:table-cell>
          <table:table-cell table:number-columns-repeated="3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137003139">
            <text:p>0.14</text:p>
          </table:table-cell>
          <table:table-cell table:number-columns-repeated="3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68502083">
            <text:p>0.07</text:p>
          </table:table-cell>
          <table:table-cell table:number-columns-repeated="3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136992112">
            <text:p>0.14</text:p>
          </table:table-cell>
          <table:table-cell table:number-columns-repeated="3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136986971">
            <text:p>0.14</text:p>
          </table:table-cell>
          <table:table-cell table:number-columns-repeated="3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68477362">
            <text:p>0.07</text:p>
          </table:table-cell>
          <table:table-cell table:number-columns-repeated="3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137005448">
            <text:p>0.14</text:p>
          </table:table-cell>
          <table:table-cell table:number-columns-repeated="3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274064869">
            <text:p>0.27</text:p>
          </table:table-cell>
          <table:table-cell table:number-columns-repeated="3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137037665">
            <text:p>0.14</text:p>
          </table:table-cell>
          <table:table-cell table:number-columns-repeated="3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136995658">
            <text:p>0.14</text:p>
          </table:table-cell>
          <table:table-cell table:number-columns-repeated="3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68511665">
            <text:p>0.07</text:p>
          </table:table-cell>
          <table:table-cell table:number-columns-repeated="3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137017429">
            <text:p>0.14</text:p>
          </table:table-cell>
          <table:table-cell table:number-columns-repeated="3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68528682">
            <text:p>0.07</text:p>
          </table:table-cell>
          <table:table-cell table:number-columns-repeated="3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137026504">
            <text:p>0.14</text:p>
          </table:table-cell>
          <table:table-cell table:number-columns-repeated="3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137003452">
            <text:p>0.14</text:p>
          </table:table-cell>
          <table:table-cell table:number-columns-repeated="3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137001693">
            <text:p>0.14</text:p>
          </table:table-cell>
          <table:table-cell table:number-columns-repeated="3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137000591">
            <text:p>0.14</text:p>
          </table:table-cell>
          <table:table-cell table:number-columns-repeated="3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68504423">
            <text:p>0.07</text:p>
          </table:table-cell>
          <table:table-cell table:number-columns-repeated="3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137043789">
            <text:p>0.14</text:p>
          </table:table-cell>
          <table:table-cell table:number-columns-repeated="3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137016326">
            <text:p>0.14</text:p>
          </table:table-cell>
          <table:table-cell table:number-columns-repeated="3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13700819">
            <text:p>0.14</text:p>
          </table:table-cell>
          <table:table-cell table:number-columns-repeated="3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274028659">
            <text:p>0.27</text:p>
          </table:table-cell>
          <table:table-cell table:number-columns-repeated="3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137020081">
            <text:p>0.14</text:p>
          </table:table-cell>
          <table:table-cell table:number-columns-repeated="3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68494782">
            <text:p>0.07</text:p>
          </table:table-cell>
          <table:table-cell table:number-columns-repeated="3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205518499">
            <text:p>0.21</text:p>
          </table:table-cell>
          <table:table-cell table:number-columns-repeated="3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137035415">
            <text:p>0.14</text:p>
          </table:table-cell>
          <table:table-cell table:number-columns-repeated="3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136995152">
            <text:p>0.14</text:p>
          </table:table-cell>
          <table:table-cell table:number-columns-repeated="3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137012348">
            <text:p>0.14</text:p>
          </table:table-cell>
          <table:table-cell table:number-columns-repeated="3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137025759">
            <text:p>0.14</text:p>
          </table:table-cell>
          <table:table-cell table:number-columns-repeated="3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13702175">
            <text:p>0.14</text:p>
          </table:table-cell>
          <table:table-cell table:number-columns-repeated="3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205504477">
            <text:p>0.21</text:p>
          </table:table-cell>
          <table:table-cell table:number-columns-repeated="3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137024134">
            <text:p>0.14</text:p>
          </table:table-cell>
          <table:table-cell table:number-columns-repeated="3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137005061">
            <text:p>0.14</text:p>
          </table:table-cell>
          <table:table-cell table:number-columns-repeated="3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136990607">
            <text:p>0.14</text:p>
          </table:table-cell>
          <table:table-cell table:number-columns-repeated="3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13699843">
            <text:p>0.14</text:p>
          </table:table-cell>
          <table:table-cell table:number-columns-repeated="3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137021154">
            <text:p>0.14</text:p>
          </table:table-cell>
          <table:table-cell table:number-columns-repeated="3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13700746">
            <text:p>0.14</text:p>
          </table:table-cell>
          <table:table-cell table:number-columns-repeated="3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68501353">
            <text:p>0.07</text:p>
          </table:table-cell>
          <table:table-cell table:number-columns-repeated="3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137057558">
            <text:p>0.14</text:p>
          </table:table-cell>
          <table:table-cell table:number-columns-repeated="3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20553501">
            <text:p>0.21</text:p>
          </table:table-cell>
          <table:table-cell table:number-columns-repeated="3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137015849">
            <text:p>0.14</text:p>
          </table:table-cell>
          <table:table-cell table:number-columns-repeated="3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137020513">
            <text:p>0.14</text:p>
          </table:table-cell>
          <table:table-cell table:number-columns-repeated="3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136996463">
            <text:p>0.14</text:p>
          </table:table-cell>
          <table:table-cell table:number-columns-repeated="3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136994377">
            <text:p>0.14</text:p>
          </table:table-cell>
          <table:table-cell table:number-columns-repeated="3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274029613">
            <text:p>0.27</text:p>
          </table:table-cell>
          <table:table-cell table:number-columns-repeated="3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137028754">
            <text:p>0.14</text:p>
          </table:table-cell>
          <table:table-cell table:number-columns-repeated="3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137011155">
            <text:p>0.14</text:p>
          </table:table-cell>
          <table:table-cell table:number-columns-repeated="3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68507068">
            <text:p>0.07</text:p>
          </table:table-cell>
          <table:table-cell table:number-columns-repeated="3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136995718">
            <text:p>0.14</text:p>
          </table:table-cell>
          <table:table-cell table:number-columns-repeated="3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137007535">
            <text:p>0.14</text:p>
          </table:table-cell>
          <table:table-cell table:number-columns-repeated="3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137011722">
            <text:p>0.14</text:p>
          </table:table-cell>
          <table:table-cell table:number-columns-repeated="3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137000918">
            <text:p>0.14</text:p>
          </table:table-cell>
          <table:table-cell table:number-columns-repeated="3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68539023">
            <text:p>0.07</text:p>
          </table:table-cell>
          <table:table-cell table:number-columns-repeated="3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137020141">
            <text:p>0.14</text:p>
          </table:table-cell>
          <table:table-cell table:number-columns-repeated="3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274051785">
            <text:p>0.27</text:p>
          </table:table-cell>
          <table:table-cell table:number-columns-repeated="3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137018844">
            <text:p>0.14</text:p>
          </table:table-cell>
          <table:table-cell table:number-columns-repeated="3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34243651">
            <text:p>0.03</text:p>
          </table:table-cell>
          <table:table-cell table:number-columns-repeated="3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205492526">
            <text:p>0.21</text:p>
          </table:table-cell>
          <table:table-cell table:number-columns-repeated="3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68520039">
            <text:p>0.07</text:p>
          </table:table-cell>
          <table:table-cell table:number-columns-repeated="3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137046456">
            <text:p>0.14</text:p>
          </table:table-cell>
          <table:table-cell table:number-columns-repeated="3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137030929">
            <text:p>0.14</text:p>
          </table:table-cell>
          <table:table-cell table:number-columns-repeated="3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137065262">
            <text:p>0.14</text:p>
          </table:table-cell>
          <table:table-cell table:number-columns-repeated="3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6851168">
            <text:p>0.07</text:p>
          </table:table-cell>
          <table:table-cell table:number-columns-repeated="3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68512529">
            <text:p>0.07</text:p>
          </table:table-cell>
          <table:table-cell table:number-columns-repeated="3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137008414">
            <text:p>0.14</text:p>
          </table:table-cell>
          <table:table-cell table:number-columns-repeated="3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68513431">
            <text:p>0.07</text:p>
          </table:table-cell>
          <table:table-cell table:number-columns-repeated="3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68508521">
            <text:p>0.07</text:p>
          </table:table-cell>
          <table:table-cell table:number-columns-repeated="3"/>
        </table:table-row>
      </table:table>
      <table:table table:name="0.01noint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2:53:41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10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01noint.csv</text:p>
          </table:table-cell>
        </table:table-row>
        <table:table-row table:style-name="ro1">
          <table:table-cell office:value-type="string">
            <text:p>Interaction mode: No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/>
          <table:table-cell office:value-type="string">
            <text:p>0.01 no int.</text:p>
          </table:table-cell>
          <table:table-cell table:number-columns-repeated="2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'0.01noint'.H39" table:end-x="22.05mm" table:end-y="3.21mm" draw:z-index="0" draw:style-name="gr1" svg:width="153.67mm" svg:height="117.75mm" svg:x="8.44mm" svg:y="0.29mm">
              <draw:object draw:notify-on-update-of-ranges="'0.01noint'.B13:'0.01noint'.B104 '0.01noint'.A13:'0.01noint'.A10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5834">
            <text:p>0.01</text:p>
          </table:table-cell>
          <table:table-cell office:value-type="float" office:value="52506">
            <text:p>52506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852">
            <text:p>0.01</text:p>
          </table:table-cell>
          <table:table-cell office:value-type="float" office:value="52668">
            <text:p>52668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5811333">
            <text:p>0.01</text:p>
          </table:table-cell>
          <table:table-cell office:value-type="float" office:value="52302">
            <text:p>52302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572889">
            <text:p>0.01</text:p>
          </table:table-cell>
          <table:table-cell office:value-type="float" office:value="104156">
            <text:p>104156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03111">
            <text:p>0.01</text:p>
          </table:table-cell>
          <table:table-cell office:value-type="float" office:value="52228">
            <text:p>5222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755555">
            <text:p>0.01</text:p>
          </table:table-cell>
          <table:table-cell office:value-type="float" office:value="51800">
            <text:p>51800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542444">
            <text:p>0.01</text:p>
          </table:table-cell>
          <table:table-cell office:value-type="float" office:value="103882">
            <text:p>10388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734222">
            <text:p>0.01</text:p>
          </table:table-cell>
          <table:table-cell office:value-type="float" office:value="51608">
            <text:p>51608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524222">
            <text:p>0.01</text:p>
          </table:table-cell>
          <table:table-cell office:value-type="float" office:value="103718">
            <text:p>103718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564445">
            <text:p>0.01</text:p>
          </table:table-cell>
          <table:table-cell office:value-type="float" office:value="104080">
            <text:p>10408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19555">
            <text:p>0.01</text:p>
          </table:table-cell>
          <table:table-cell office:value-type="float" office:value="52376">
            <text:p>52376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901333">
            <text:p>0.01</text:p>
          </table:table-cell>
          <table:table-cell office:value-type="float" office:value="53112">
            <text:p>53112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673777">
            <text:p>0.01</text:p>
          </table:table-cell>
          <table:table-cell office:value-type="float" office:value="105064">
            <text:p>105064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530444">
            <text:p>0.01</text:p>
          </table:table-cell>
          <table:table-cell office:value-type="float" office:value="103774">
            <text:p>103774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794">
            <text:p>0.01</text:p>
          </table:table-cell>
          <table:table-cell office:value-type="float" office:value="52146">
            <text:p>52146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657556">
            <text:p>0.01</text:p>
          </table:table-cell>
          <table:table-cell office:value-type="float" office:value="104918">
            <text:p>104918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665556">
            <text:p>0.01</text:p>
          </table:table-cell>
          <table:table-cell office:value-type="float" office:value="104990">
            <text:p>104990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639556">
            <text:p>0.01</text:p>
          </table:table-cell>
          <table:table-cell office:value-type="float" office:value="104756">
            <text:p>104756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06">
            <text:p>0.01</text:p>
          </table:table-cell>
          <table:table-cell office:value-type="float" office:value="52254">
            <text:p>52254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406">
            <text:p>0.02</text:p>
          </table:table-cell>
          <table:table-cell office:value-type="float" office:value="156654">
            <text:p>156654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615556">
            <text:p>0.01</text:p>
          </table:table-cell>
          <table:table-cell office:value-type="float" office:value="104540">
            <text:p>10454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586222">
            <text:p>0.01</text:p>
          </table:table-cell>
          <table:table-cell office:value-type="float" office:value="104276">
            <text:p>104276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690444">
            <text:p>0.01</text:p>
          </table:table-cell>
          <table:table-cell office:value-type="float" office:value="105214">
            <text:p>105214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77556">
            <text:p>0.01</text:p>
          </table:table-cell>
          <table:table-cell office:value-type="float" office:value="105998">
            <text:p>105998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934444">
            <text:p>0.01</text:p>
          </table:table-cell>
          <table:table-cell office:value-type="float" office:value="53410">
            <text:p>53410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07556">
            <text:p>0.01</text:p>
          </table:table-cell>
          <table:table-cell office:value-type="float" office:value="105368">
            <text:p>105368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14667">
            <text:p>0.01</text:p>
          </table:table-cell>
          <table:table-cell office:value-type="float" office:value="105432">
            <text:p>105432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23778">
            <text:p>0.01</text:p>
          </table:table-cell>
          <table:table-cell office:value-type="float" office:value="52414">
            <text:p>52414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86889">
            <text:p>0.01</text:p>
          </table:table-cell>
          <table:table-cell office:value-type="float" office:value="106082">
            <text:p>106082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31556">
            <text:p>0.01</text:p>
          </table:table-cell>
          <table:table-cell office:value-type="float" office:value="105584">
            <text:p>105584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46667">
            <text:p>0.01</text:p>
          </table:table-cell>
          <table:table-cell office:value-type="float" office:value="52620">
            <text:p>52620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23778">
            <text:p>0.01</text:p>
          </table:table-cell>
          <table:table-cell office:value-type="float" office:value="105514">
            <text:p>10551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544222">
            <text:p>0.02</text:p>
          </table:table-cell>
          <table:table-cell office:value-type="float" office:value="211898">
            <text:p>211898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5556">
            <text:p>0.01</text:p>
          </table:table-cell>
          <table:table-cell office:value-type="float" office:value="105620">
            <text:p>105620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39556">
            <text:p>0.01</text:p>
          </table:table-cell>
          <table:table-cell office:value-type="float" office:value="105656">
            <text:p>105656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54">
            <text:p>0.01</text:p>
          </table:table-cell>
          <table:table-cell office:value-type="float" office:value="52686">
            <text:p>52686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801777">
            <text:p>0.01</text:p>
          </table:table-cell>
          <table:table-cell office:value-type="float" office:value="106216">
            <text:p>106216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911111">
            <text:p>0.01</text:p>
          </table:table-cell>
          <table:table-cell office:value-type="float" office:value="53200">
            <text:p>53200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19556">
            <text:p>0.01</text:p>
          </table:table-cell>
          <table:table-cell office:value-type="float" office:value="105476">
            <text:p>105476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06444">
            <text:p>0.01</text:p>
          </table:table-cell>
          <table:table-cell office:value-type="float" office:value="105358">
            <text:p>105358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30889">
            <text:p>0.01</text:p>
          </table:table-cell>
          <table:table-cell office:value-type="float" office:value="105578">
            <text:p>105578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83333">
            <text:p>0.01</text:p>
          </table:table-cell>
          <table:table-cell office:value-type="float" office:value="106050">
            <text:p>106050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25333">
            <text:p>0.01</text:p>
          </table:table-cell>
          <table:table-cell office:value-type="float" office:value="52428">
            <text:p>52428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22">
            <text:p>0.01</text:p>
          </table:table-cell>
          <table:table-cell office:value-type="float" office:value="105498">
            <text:p>105498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861111">
            <text:p>0.01</text:p>
          </table:table-cell>
          <table:table-cell office:value-type="float" office:value="106750">
            <text:p>106750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857555">
            <text:p>0.01</text:p>
          </table:table-cell>
          <table:table-cell office:value-type="float" office:value="106718">
            <text:p>106718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576444">
            <text:p>0.02</text:p>
          </table:table-cell>
          <table:table-cell office:value-type="float" office:value="212188">
            <text:p>212188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846222">
            <text:p>0.01</text:p>
          </table:table-cell>
          <table:table-cell office:value-type="float" office:value="106616">
            <text:p>106616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786889">
            <text:p>0.01</text:p>
          </table:table-cell>
          <table:table-cell office:value-type="float" office:value="52082">
            <text:p>52082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84">
            <text:p>0.02</text:p>
          </table:table-cell>
          <table:table-cell office:value-type="float" office:value="159156">
            <text:p>159156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903111">
            <text:p>0.01</text:p>
          </table:table-cell>
          <table:table-cell office:value-type="float" office:value="107128">
            <text:p>107128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882">
            <text:p>0.01</text:p>
          </table:table-cell>
          <table:table-cell office:value-type="float" office:value="106938">
            <text:p>106938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863777">
            <text:p>0.01</text:p>
          </table:table-cell>
          <table:table-cell office:value-type="float" office:value="106774">
            <text:p>10677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36">
            <text:p>0.01</text:p>
          </table:table-cell>
          <table:table-cell office:value-type="float" office:value="105624">
            <text:p>105624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806889">
            <text:p>0.01</text:p>
          </table:table-cell>
          <table:table-cell office:value-type="float" office:value="106262">
            <text:p>106262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735334">
            <text:p>0.02</text:p>
          </table:table-cell>
          <table:table-cell office:value-type="float" office:value="159618">
            <text:p>159618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840222">
            <text:p>0.01</text:p>
          </table:table-cell>
          <table:table-cell office:value-type="float" office:value="106562">
            <text:p>106562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18">
            <text:p>0.01</text:p>
          </table:table-cell>
          <table:table-cell office:value-type="float" office:value="105462">
            <text:p>105462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822444">
            <text:p>0.01</text:p>
          </table:table-cell>
          <table:table-cell office:value-type="float" office:value="106402">
            <text:p>106402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857111">
            <text:p>0.01</text:p>
          </table:table-cell>
          <table:table-cell office:value-type="float" office:value="106714">
            <text:p>106714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686223">
            <text:p>0.01</text:p>
          </table:table-cell>
          <table:table-cell office:value-type="float" office:value="105176">
            <text:p>105176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88889">
            <text:p>0.01</text:p>
          </table:table-cell>
          <table:table-cell office:value-type="float" office:value="106100">
            <text:p>106100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39333">
            <text:p>0.01</text:p>
          </table:table-cell>
          <table:table-cell office:value-type="float" office:value="52554">
            <text:p>52554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48223">
            <text:p>0.01</text:p>
          </table:table-cell>
          <table:table-cell office:value-type="float" office:value="105734">
            <text:p>105734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662667">
            <text:p>0.02</text:p>
          </table:table-cell>
          <table:table-cell office:value-type="float" office:value="158964">
            <text:p>158964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831111">
            <text:p>0.01</text:p>
          </table:table-cell>
          <table:table-cell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04">
            <text:p>0.01</text:p>
          </table:table-cell>
          <table:table-cell office:value-type="float" office:value="105336">
            <text:p>105336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14222">
            <text:p>0.01</text:p>
          </table:table-cell>
          <table:table-cell office:value-type="float" office:value="105428">
            <text:p>105428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698667">
            <text:p>0.01</text:p>
          </table:table-cell>
          <table:table-cell office:value-type="float" office:value="105288">
            <text:p>105288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88667">
            <text:p>0.02</text:p>
          </table:table-cell>
          <table:table-cell office:value-type="float" office:value="211398">
            <text:p>211398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804666">
            <text:p>0.01</text:p>
          </table:table-cell>
          <table:table-cell office:value-type="float" office:value="106242">
            <text:p>106242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70222">
            <text:p>0.01</text:p>
          </table:table-cell>
          <table:table-cell office:value-type="float" office:value="105932">
            <text:p>105932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954444">
            <text:p>0.01</text:p>
          </table:table-cell>
          <table:table-cell office:value-type="float" office:value="53590">
            <text:p>53590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683334">
            <text:p>0.01</text:p>
          </table:table-cell>
          <table:table-cell office:value-type="float" office:value="105150">
            <text:p>10515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680445">
            <text:p>0.01</text:p>
          </table:table-cell>
          <table:table-cell office:value-type="float" office:value="105124">
            <text:p>105124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27778">
            <text:p>0.01</text:p>
          </table:table-cell>
          <table:table-cell office:value-type="float" office:value="105550">
            <text:p>105550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59111">
            <text:p>0.01</text:p>
          </table:table-cell>
          <table:table-cell office:value-type="float" office:value="105832">
            <text:p>105832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26">
            <text:p>0.01</text:p>
          </table:table-cell>
          <table:table-cell office:value-type="float" office:value="52434">
            <text:p>52434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24">
            <text:p>0.01</text:p>
          </table:table-cell>
          <table:table-cell office:value-type="float" office:value="105516">
            <text:p>105516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532223">
            <text:p>0.02</text:p>
          </table:table-cell>
          <table:table-cell office:value-type="float" office:value="211790">
            <text:p>211790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685333">
            <text:p>0.01</text:p>
          </table:table-cell>
          <table:table-cell office:value-type="float" office:value="105168">
            <text:p>105168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09111">
            <text:p>0</text:p>
          </table:table-cell>
          <table:table-cell office:value-type="float" office:value="26182">
            <text:p>26182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59089">
            <text:p>0.02</text:p>
          </table:table-cell>
          <table:table-cell office:value-type="float" office:value="158318">
            <text:p>158318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15778">
            <text:p>0.01</text:p>
          </table:table-cell>
          <table:table-cell office:value-type="float" office:value="52342">
            <text:p>52342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744444">
            <text:p>0.01</text:p>
          </table:table-cell>
          <table:table-cell office:value-type="float" office:value="105700">
            <text:p>105700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99111">
            <text:p>0.01</text:p>
          </table:table-cell>
          <table:table-cell office:value-type="float" office:value="106192">
            <text:p>10619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68889">
            <text:p>0.01</text:p>
          </table:table-cell>
          <table:table-cell office:value-type="float" office:value="105920">
            <text:p>105920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902667">
            <text:p>0.01</text:p>
          </table:table-cell>
          <table:table-cell office:value-type="float" office:value="53124">
            <text:p>53124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909778">
            <text:p>0.01</text:p>
          </table:table-cell>
          <table:table-cell office:value-type="float" office:value="53188">
            <text:p>53188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803778">
            <text:p>0.01</text:p>
          </table:table-cell>
          <table:table-cell office:value-type="float" office:value="106234">
            <text:p>106234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69556">
            <text:p>0.01</text:p>
          </table:table-cell>
          <table:table-cell office:value-type="float" office:value="52826">
            <text:p>5282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98444">
            <text:p>0.01</text:p>
          </table:table-cell>
          <table:table-cell office:value-type="float" office:value="53086">
            <text:p>530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  <table:table table:name="0.01noint_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2:53:41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10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01noint.csv</text:p>
          </table:table-cell>
        </table:table-row>
        <table:table-row table:style-name="ro1">
          <table:table-cell office:value-type="string">
            <text:p>Interaction mode: No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'0.01noint_2'.H39" table:end-x="22.05mm" table:end-y="3.21mm" draw:z-index="0" draw:style-name="gr1" svg:width="153.67mm" svg:height="117.75mm" svg:x="8.44mm" svg:y="0.29mm">
              <draw:object draw:notify-on-update-of-ranges="'0.01noint_2'.B13:'0.01noint_2'.B104 '0.01noint_2'.A13:'0.01noint_2'.A10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5834">
            <text:p>0.01</text:p>
          </table:table-cell>
          <table:table-cell office:value-type="float" office:value="52506">
            <text:p>52506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852">
            <text:p>0.01</text:p>
          </table:table-cell>
          <table:table-cell office:value-type="float" office:value="52668">
            <text:p>52668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5811333">
            <text:p>0.01</text:p>
          </table:table-cell>
          <table:table-cell office:value-type="float" office:value="52302">
            <text:p>52302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572889">
            <text:p>0.01</text:p>
          </table:table-cell>
          <table:table-cell office:value-type="float" office:value="104156">
            <text:p>104156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03111">
            <text:p>0.01</text:p>
          </table:table-cell>
          <table:table-cell office:value-type="float" office:value="52228">
            <text:p>5222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755555">
            <text:p>0.01</text:p>
          </table:table-cell>
          <table:table-cell office:value-type="float" office:value="51800">
            <text:p>51800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542444">
            <text:p>0.01</text:p>
          </table:table-cell>
          <table:table-cell office:value-type="float" office:value="103882">
            <text:p>10388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734222">
            <text:p>0.01</text:p>
          </table:table-cell>
          <table:table-cell office:value-type="float" office:value="51608">
            <text:p>51608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524222">
            <text:p>0.01</text:p>
          </table:table-cell>
          <table:table-cell office:value-type="float" office:value="103718">
            <text:p>103718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564445">
            <text:p>0.01</text:p>
          </table:table-cell>
          <table:table-cell office:value-type="float" office:value="104080">
            <text:p>10408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19555">
            <text:p>0.01</text:p>
          </table:table-cell>
          <table:table-cell office:value-type="float" office:value="52376">
            <text:p>52376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901333">
            <text:p>0.01</text:p>
          </table:table-cell>
          <table:table-cell office:value-type="float" office:value="53112">
            <text:p>53112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673777">
            <text:p>0.01</text:p>
          </table:table-cell>
          <table:table-cell office:value-type="float" office:value="105064">
            <text:p>105064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530444">
            <text:p>0.01</text:p>
          </table:table-cell>
          <table:table-cell office:value-type="float" office:value="103774">
            <text:p>103774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794">
            <text:p>0.01</text:p>
          </table:table-cell>
          <table:table-cell office:value-type="float" office:value="52146">
            <text:p>52146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657556">
            <text:p>0.01</text:p>
          </table:table-cell>
          <table:table-cell office:value-type="float" office:value="104918">
            <text:p>104918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665556">
            <text:p>0.01</text:p>
          </table:table-cell>
          <table:table-cell office:value-type="float" office:value="104990">
            <text:p>104990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639556">
            <text:p>0.01</text:p>
          </table:table-cell>
          <table:table-cell office:value-type="float" office:value="104756">
            <text:p>104756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06">
            <text:p>0.01</text:p>
          </table:table-cell>
          <table:table-cell office:value-type="float" office:value="52254">
            <text:p>52254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406">
            <text:p>0.02</text:p>
          </table:table-cell>
          <table:table-cell office:value-type="float" office:value="156654">
            <text:p>156654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615556">
            <text:p>0.01</text:p>
          </table:table-cell>
          <table:table-cell office:value-type="float" office:value="104540">
            <text:p>10454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586222">
            <text:p>0.01</text:p>
          </table:table-cell>
          <table:table-cell office:value-type="float" office:value="104276">
            <text:p>104276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690444">
            <text:p>0.01</text:p>
          </table:table-cell>
          <table:table-cell office:value-type="float" office:value="105214">
            <text:p>105214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77556">
            <text:p>0.01</text:p>
          </table:table-cell>
          <table:table-cell office:value-type="float" office:value="105998">
            <text:p>105998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934444">
            <text:p>0.01</text:p>
          </table:table-cell>
          <table:table-cell office:value-type="float" office:value="53410">
            <text:p>53410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07556">
            <text:p>0.01</text:p>
          </table:table-cell>
          <table:table-cell office:value-type="float" office:value="105368">
            <text:p>105368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14667">
            <text:p>0.01</text:p>
          </table:table-cell>
          <table:table-cell office:value-type="float" office:value="105432">
            <text:p>105432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23778">
            <text:p>0.01</text:p>
          </table:table-cell>
          <table:table-cell office:value-type="float" office:value="52414">
            <text:p>52414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86889">
            <text:p>0.01</text:p>
          </table:table-cell>
          <table:table-cell office:value-type="float" office:value="106082">
            <text:p>106082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31556">
            <text:p>0.01</text:p>
          </table:table-cell>
          <table:table-cell office:value-type="float" office:value="105584">
            <text:p>105584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46667">
            <text:p>0.01</text:p>
          </table:table-cell>
          <table:table-cell office:value-type="float" office:value="52620">
            <text:p>52620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23778">
            <text:p>0.01</text:p>
          </table:table-cell>
          <table:table-cell office:value-type="float" office:value="105514">
            <text:p>10551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544222">
            <text:p>0.02</text:p>
          </table:table-cell>
          <table:table-cell office:value-type="float" office:value="211898">
            <text:p>211898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5556">
            <text:p>0.01</text:p>
          </table:table-cell>
          <table:table-cell office:value-type="float" office:value="105620">
            <text:p>105620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39556">
            <text:p>0.01</text:p>
          </table:table-cell>
          <table:table-cell office:value-type="float" office:value="105656">
            <text:p>105656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54">
            <text:p>0.01</text:p>
          </table:table-cell>
          <table:table-cell office:value-type="float" office:value="52686">
            <text:p>52686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801777">
            <text:p>0.01</text:p>
          </table:table-cell>
          <table:table-cell office:value-type="float" office:value="106216">
            <text:p>106216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911111">
            <text:p>0.01</text:p>
          </table:table-cell>
          <table:table-cell office:value-type="float" office:value="53200">
            <text:p>53200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19556">
            <text:p>0.01</text:p>
          </table:table-cell>
          <table:table-cell office:value-type="float" office:value="105476">
            <text:p>105476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06444">
            <text:p>0.01</text:p>
          </table:table-cell>
          <table:table-cell office:value-type="float" office:value="105358">
            <text:p>105358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30889">
            <text:p>0.01</text:p>
          </table:table-cell>
          <table:table-cell office:value-type="float" office:value="105578">
            <text:p>105578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83333">
            <text:p>0.01</text:p>
          </table:table-cell>
          <table:table-cell office:value-type="float" office:value="106050">
            <text:p>106050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25333">
            <text:p>0.01</text:p>
          </table:table-cell>
          <table:table-cell office:value-type="float" office:value="52428">
            <text:p>52428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22">
            <text:p>0.01</text:p>
          </table:table-cell>
          <table:table-cell office:value-type="float" office:value="105498">
            <text:p>105498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861111">
            <text:p>0.01</text:p>
          </table:table-cell>
          <table:table-cell office:value-type="float" office:value="106750">
            <text:p>106750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857555">
            <text:p>0.01</text:p>
          </table:table-cell>
          <table:table-cell office:value-type="float" office:value="106718">
            <text:p>106718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576444">
            <text:p>0.02</text:p>
          </table:table-cell>
          <table:table-cell office:value-type="float" office:value="212188">
            <text:p>212188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846222">
            <text:p>0.01</text:p>
          </table:table-cell>
          <table:table-cell office:value-type="float" office:value="106616">
            <text:p>106616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786889">
            <text:p>0.01</text:p>
          </table:table-cell>
          <table:table-cell office:value-type="float" office:value="52082">
            <text:p>52082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84">
            <text:p>0.02</text:p>
          </table:table-cell>
          <table:table-cell office:value-type="float" office:value="159156">
            <text:p>159156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903111">
            <text:p>0.01</text:p>
          </table:table-cell>
          <table:table-cell office:value-type="float" office:value="107128">
            <text:p>107128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882">
            <text:p>0.01</text:p>
          </table:table-cell>
          <table:table-cell office:value-type="float" office:value="106938">
            <text:p>106938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863777">
            <text:p>0.01</text:p>
          </table:table-cell>
          <table:table-cell office:value-type="float" office:value="106774">
            <text:p>10677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36">
            <text:p>0.01</text:p>
          </table:table-cell>
          <table:table-cell office:value-type="float" office:value="105624">
            <text:p>105624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806889">
            <text:p>0.01</text:p>
          </table:table-cell>
          <table:table-cell office:value-type="float" office:value="106262">
            <text:p>106262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735334">
            <text:p>0.02</text:p>
          </table:table-cell>
          <table:table-cell office:value-type="float" office:value="159618">
            <text:p>159618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840222">
            <text:p>0.01</text:p>
          </table:table-cell>
          <table:table-cell office:value-type="float" office:value="106562">
            <text:p>106562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18">
            <text:p>0.01</text:p>
          </table:table-cell>
          <table:table-cell office:value-type="float" office:value="105462">
            <text:p>105462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822444">
            <text:p>0.01</text:p>
          </table:table-cell>
          <table:table-cell office:value-type="float" office:value="106402">
            <text:p>106402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857111">
            <text:p>0.01</text:p>
          </table:table-cell>
          <table:table-cell office:value-type="float" office:value="106714">
            <text:p>106714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686223">
            <text:p>0.01</text:p>
          </table:table-cell>
          <table:table-cell office:value-type="float" office:value="105176">
            <text:p>105176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88889">
            <text:p>0.01</text:p>
          </table:table-cell>
          <table:table-cell office:value-type="float" office:value="106100">
            <text:p>106100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39333">
            <text:p>0.01</text:p>
          </table:table-cell>
          <table:table-cell office:value-type="float" office:value="52554">
            <text:p>52554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48223">
            <text:p>0.01</text:p>
          </table:table-cell>
          <table:table-cell office:value-type="float" office:value="105734">
            <text:p>105734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662667">
            <text:p>0.02</text:p>
          </table:table-cell>
          <table:table-cell office:value-type="float" office:value="158964">
            <text:p>158964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831111">
            <text:p>0.01</text:p>
          </table:table-cell>
          <table:table-cell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04">
            <text:p>0.01</text:p>
          </table:table-cell>
          <table:table-cell office:value-type="float" office:value="105336">
            <text:p>105336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14222">
            <text:p>0.01</text:p>
          </table:table-cell>
          <table:table-cell office:value-type="float" office:value="105428">
            <text:p>105428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698667">
            <text:p>0.01</text:p>
          </table:table-cell>
          <table:table-cell office:value-type="float" office:value="105288">
            <text:p>105288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88667">
            <text:p>0.02</text:p>
          </table:table-cell>
          <table:table-cell office:value-type="float" office:value="211398">
            <text:p>211398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804666">
            <text:p>0.01</text:p>
          </table:table-cell>
          <table:table-cell office:value-type="float" office:value="106242">
            <text:p>106242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70222">
            <text:p>0.01</text:p>
          </table:table-cell>
          <table:table-cell office:value-type="float" office:value="105932">
            <text:p>105932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954444">
            <text:p>0.01</text:p>
          </table:table-cell>
          <table:table-cell office:value-type="float" office:value="53590">
            <text:p>53590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683334">
            <text:p>0.01</text:p>
          </table:table-cell>
          <table:table-cell office:value-type="float" office:value="105150">
            <text:p>10515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680445">
            <text:p>0.01</text:p>
          </table:table-cell>
          <table:table-cell office:value-type="float" office:value="105124">
            <text:p>105124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27778">
            <text:p>0.01</text:p>
          </table:table-cell>
          <table:table-cell office:value-type="float" office:value="105550">
            <text:p>105550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59111">
            <text:p>0.01</text:p>
          </table:table-cell>
          <table:table-cell office:value-type="float" office:value="105832">
            <text:p>105832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26">
            <text:p>0.01</text:p>
          </table:table-cell>
          <table:table-cell office:value-type="float" office:value="52434">
            <text:p>52434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24">
            <text:p>0.01</text:p>
          </table:table-cell>
          <table:table-cell office:value-type="float" office:value="105516">
            <text:p>105516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532223">
            <text:p>0.02</text:p>
          </table:table-cell>
          <table:table-cell office:value-type="float" office:value="211790">
            <text:p>211790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685333">
            <text:p>0.01</text:p>
          </table:table-cell>
          <table:table-cell office:value-type="float" office:value="105168">
            <text:p>105168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09111">
            <text:p>0</text:p>
          </table:table-cell>
          <table:table-cell office:value-type="float" office:value="26182">
            <text:p>26182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59089">
            <text:p>0.02</text:p>
          </table:table-cell>
          <table:table-cell office:value-type="float" office:value="158318">
            <text:p>158318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15778">
            <text:p>0.01</text:p>
          </table:table-cell>
          <table:table-cell office:value-type="float" office:value="52342">
            <text:p>52342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744444">
            <text:p>0.01</text:p>
          </table:table-cell>
          <table:table-cell office:value-type="float" office:value="105700">
            <text:p>105700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99111">
            <text:p>0.01</text:p>
          </table:table-cell>
          <table:table-cell office:value-type="float" office:value="106192">
            <text:p>10619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68889">
            <text:p>0.01</text:p>
          </table:table-cell>
          <table:table-cell office:value-type="float" office:value="105920">
            <text:p>105920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902667">
            <text:p>0.01</text:p>
          </table:table-cell>
          <table:table-cell office:value-type="float" office:value="53124">
            <text:p>53124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909778">
            <text:p>0.01</text:p>
          </table:table-cell>
          <table:table-cell office:value-type="float" office:value="53188">
            <text:p>53188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803778">
            <text:p>0.01</text:p>
          </table:table-cell>
          <table:table-cell office:value-type="float" office:value="106234">
            <text:p>106234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69556">
            <text:p>0.01</text:p>
          </table:table-cell>
          <table:table-cell office:value-type="float" office:value="52826">
            <text:p>5282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98444">
            <text:p>0.01</text:p>
          </table:table-cell>
          <table:table-cell office:value-type="float" office:value="53086">
            <text:p>530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2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printed-by>Arthur Gordon-Wright</meta:printed-by>
    <meta:print-date>2009-11-30T10:29:08</meta:print-date>
    <dc:date>2009-11-30T12:41:57</dc:date>
    <dc:creator>Arthur Gordon-Wright</dc:creator>
    <meta:generator>OpenOffice.org/3.1$Unix OpenOffice.org_project/310m19$Build-9420</meta:generator>
    <meta:editing-duration>PT02H15M05S</meta:editing-duration>
    <meta:editing-cycles>1</meta:editing-cycles>
    <meta:document-statistic meta:table-count="4" meta:cell-count="10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992cm" svg:height="6.992cm" chart:class="chart:scatter" chart:style-name="ch1">
        <chart:legend chart:legend-position="end" svg:x="6.283cm" svg:y="3.027cm" chart:style-name="ch2"/>
        <chart:plot-area chart:style-name="ch3" table:cell-range-address="'0.3nnrep'.A11:'0.3nnrep'.B102 '0.3nnrep'.E11:'0.3nnrep'.E11 '0.3nnrep'.C105:'0.3nnrep'.C105 '0.3nnrep'.B105:'0.3nnrep'.B196" chart:data-source-has-labels="row" svg:x="0.159cm" svg:y="0.139cm" svg:width="5.966cm" svg:height="6.57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3nnrep'.B11:'0.3nnrep'.B102" chart:label-cell-address="'0.3nnrep'.E11:'0.3nnrep'.E11" chart:class="chart:scatter">
            <chart:domain table:cell-range-address="'0.3nnrep'.A11:'0.3nnrep'.A102"/>
            <chart:data-point chart:repeated="92"/>
          </chart:series>
          <chart:series chart:style-name="ch7" chart:values-cell-range-address="'0.3nnrep'.B105:'0.3nnrep'.B196" chart:label-cell-address="'0.3nnrep'.C105:'0.3nnrep'.C105" chart:class="chart:scatter">
            <chart:domain table:cell-range-address="'0.3nnrep'.A105:'0.3nnrep'.A196"/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0.3nnrep'.E11:'0.3nnrep'.E11">nn rep.</text:p>
              </table:table-cell>
              <table:table-cell office:value-type="string">
                <text:p>Column A</text:p>
              </table:table-cell>
              <table:table-cell office:value-type="string">
                <text:p text:id="'0.3nnrep'.C105:'0.3nnrep'.C105">No int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'0.3nnrep'.A11:'0.3nnrep'.A102">0.7071068</text:p>
              </table:table-cell>
              <table:table-cell office:value-type="float" office:value="0.054816343">
                <text:p text:id="'0.3nnrep'.B11:'0.3nnrep'.B102">0.054816343</text:p>
              </table:table-cell>
              <table:table-cell office:value-type="float" office:value="0.7071068">
                <text:p text:id="'0.3nnrep'.A105:'0.3nnrep'.A196">0.7071068</text:p>
              </table:table-cell>
              <table:table-cell office:value-type="float" office:value="0.068498828">
                <text:p text:id="'0.3nnrep'.B105:'0.3nnrep'.B196">0.0684988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68058066">
                <text:p>0.068058066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68506181">
                <text:p>0.068506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72854213">
                <text:p>0.07285421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6850864">
                <text:p>0.06850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137594596">
                <text:p>0.137594596</text:p>
              </table:table-cell>
              <table:table-cell office:value-type="float" office:value="1.873833">
                <text:p>1.873833</text:p>
              </table:table-cell>
              <table:table-cell office:value-type="float" office:value="0.136977762">
                <text:p>0.136977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67262165">
                <text:p>0.06726216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68484694">
                <text:p>0.06848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68557844">
                <text:p>0.068557844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68501674">
                <text:p>0.06850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136915401">
                <text:p>0.136915401</text:p>
              </table:table-cell>
              <table:table-cell office:value-type="float" office:value="2.5526555">
                <text:p>2.5526555</text:p>
              </table:table-cell>
              <table:table-cell office:value-type="float" office:value="0.136994705">
                <text:p>0.13699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68964019">
                <text:p>0.068964019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68499915">
                <text:p>0.068499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13712956">
                <text:p>0.13712956</text:p>
              </table:table-cell>
              <table:table-cell office:value-type="float" office:value="3.0829856">
                <text:p>3.0829856</text:p>
              </table:table-cell>
              <table:table-cell office:value-type="float" office:value="0.136989713">
                <text:p>0.136989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137239933">
                <text:p>0.137239933</text:p>
              </table:table-cell>
              <table:table-cell office:value-type="float" office:value="3.2385491">
                <text:p>3.2385491</text:p>
              </table:table-cell>
              <table:table-cell office:value-type="float" office:value="0.137001157">
                <text:p>0.137001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68422601">
                <text:p>0.06842260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68510614">
                <text:p>0.068510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68595447">
                <text:p>0.068595447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68492271">
                <text:p>0.068492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137123272">
                <text:p>0.137123272</text:p>
              </table:table-cell>
              <table:table-cell office:value-type="float" office:value="3.7405949">
                <text:p>3.7405949</text:p>
              </table:table-cell>
              <table:table-cell office:value-type="float" office:value="0.137033686">
                <text:p>0.137033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137095496">
                <text:p>0.137095496</text:p>
              </table:table-cell>
              <table:table-cell office:value-type="float" office:value="3.9385848">
                <text:p>3.9385848</text:p>
              </table:table-cell>
              <table:table-cell office:value-type="float" office:value="0.13703832">
                <text:p>0.13703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68588689">
                <text:p>0.068588689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68518646">
                <text:p>0.068518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137120292">
                <text:p>0.137120292</text:p>
              </table:table-cell>
              <table:table-cell office:value-type="float" office:value="4.2992092">
                <text:p>4.2992092</text:p>
              </table:table-cell>
              <table:table-cell office:value-type="float" office:value="0.137040243">
                <text:p>0.137040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137174115">
                <text:p>0.137174115</text:p>
              </table:table-cell>
              <table:table-cell office:value-type="float" office:value="4.4123463">
                <text:p>4.4123463</text:p>
              </table:table-cell>
              <table:table-cell office:value-type="float" office:value="0.137013555">
                <text:p>0.13701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137124956">
                <text:p>0.137124956</text:p>
              </table:table-cell>
              <table:table-cell office:value-type="float" office:value="4.6386205">
                <text:p>4.6386205</text:p>
              </table:table-cell>
              <table:table-cell office:value-type="float" office:value="0.137033969">
                <text:p>0.137033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68586923">
                <text:p>0.068586923</text:p>
              </table:table-cell>
              <table:table-cell office:value-type="float" office:value="4.90025">
                <text:p>4.90025</text:p>
              </table:table-cell>
              <table:table-cell office:value-type="float" office:value="0.068516739">
                <text:p>0.068516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205705106">
                <text:p>0.205705106</text:p>
              </table:table-cell>
              <table:table-cell office:value-type="float" office:value="4.9497475">
                <text:p>4.9497475</text:p>
              </table:table-cell>
              <table:table-cell office:value-type="float" office:value="0.205537885">
                <text:p>0.205537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137084797">
                <text:p>0.137084797</text:p>
              </table:table-cell>
              <table:table-cell office:value-type="float" office:value="5.0982399">
                <text:p>5.0982399</text:p>
              </table:table-cell>
              <table:table-cell office:value-type="float" office:value="0.137021154">
                <text:p>0.137021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137153551">
                <text:p>0.137153551</text:p>
              </table:table-cell>
              <table:table-cell office:value-type="float" office:value="5.3386562">
                <text:p>5.3386562</text:p>
              </table:table-cell>
              <table:table-cell office:value-type="float" office:value="0.137024999">
                <text:p>0.137024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13712132">
                <text:p>0.13712132</text:p>
              </table:table-cell>
              <table:table-cell office:value-type="float" office:value="5.522504">
                <text:p>5.522504</text:p>
              </table:table-cell>
              <table:table-cell office:value-type="float" office:value="0.136992916">
                <text:p>0.136992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13717173">
                <text:p>0.13717173</text:p>
              </table:table-cell>
              <table:table-cell office:value-type="float" office:value="5.6144278">
                <text:p>5.6144278</text:p>
              </table:table-cell>
              <table:table-cell office:value-type="float" office:value="0.136990264">
                <text:p>0.136990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68559468">
                <text:p>0.068559468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68509005">
                <text:p>0.068509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137141213">
                <text:p>0.137141213</text:p>
              </table:table-cell>
              <table:table-cell office:value-type="float" office:value="5.7912045">
                <text:p>5.7912045</text:p>
              </table:table-cell>
              <table:table-cell office:value-type="float" office:value="0.137006253">
                <text:p>0.137006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137139425">
                <text:p>0.137139425</text:p>
              </table:table-cell>
              <table:table-cell office:value-type="float" office:value="6.0386919">
                <text:p>6.0386919</text:p>
              </table:table-cell>
              <table:table-cell office:value-type="float" office:value="0.137003139">
                <text:p>0.137003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68570346">
                <text:p>0.068570346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68502083">
                <text:p>0.068502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137131587">
                <text:p>0.137131587</text:p>
              </table:table-cell>
              <table:table-cell office:value-type="float" office:value="6.1659711">
                <text:p>6.1659711</text:p>
              </table:table-cell>
              <table:table-cell office:value-type="float" office:value="0.136992112">
                <text:p>0.136992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137128621">
                <text:p>0.137128621</text:p>
              </table:table-cell>
              <table:table-cell office:value-type="float" office:value="6.2861793">
                <text:p>6.2861793</text:p>
              </table:table-cell>
              <table:table-cell office:value-type="float" office:value="0.136986971">
                <text:p>0.136986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68557367">
                <text:p>0.068557367</text:p>
              </table:table-cell>
              <table:table-cell office:value-type="float" office:value="6.363961">
                <text:p>6.363961</text:p>
              </table:table-cell>
              <table:table-cell office:value-type="float" office:value="0.068477362">
                <text:p>0.068477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13708736">
                <text:p>0.13708736</text:p>
              </table:table-cell>
              <table:table-cell office:value-type="float" office:value="6.4841692">
                <text:p>6.4841692</text:p>
              </table:table-cell>
              <table:table-cell office:value-type="float" office:value="0.137005448">
                <text:p>0.137005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274286807">
                <text:p>0.274286807</text:p>
              </table:table-cell>
              <table:table-cell office:value-type="float" office:value="6.7457987">
                <text:p>6.7457987</text:p>
              </table:table-cell>
              <table:table-cell office:value-type="float" office:value="0.274064869">
                <text:p>0.27406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137123302">
                <text:p>0.137123302</text:p>
              </table:table-cell>
              <table:table-cell office:value-type="float" office:value="6.8165094">
                <text:p>6.8165094</text:p>
              </table:table-cell>
              <table:table-cell office:value-type="float" office:value="0.137037665">
                <text:p>0.137037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137110338">
                <text:p>0.137110338</text:p>
              </table:table-cell>
              <table:table-cell office:value-type="float" office:value="6.9650018">
                <text:p>6.9650018</text:p>
              </table:table-cell>
              <table:table-cell office:value-type="float" office:value="0.136995658">
                <text:p>0.136995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68564199">
                <text:p>0.068564199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68511665">
                <text:p>0.068511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137139246">
                <text:p>0.137139246</text:p>
              </table:table-cell>
              <table:table-cell office:value-type="float" office:value="7.1771338">
                <text:p>7.1771338</text:p>
              </table:table-cell>
              <table:table-cell office:value-type="float" office:value="0.137017429">
                <text:p>0.137017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68554439">
                <text:p>0.068554439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68528682">
                <text:p>0.068528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137119576">
                <text:p>0.137119576</text:p>
              </table:table-cell>
              <table:table-cell office:value-type="float" office:value="7.3821948">
                <text:p>7.3821948</text:p>
              </table:table-cell>
              <table:table-cell office:value-type="float" office:value="0.137026504">
                <text:p>0.137026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137136847">
                <text:p>0.137136847</text:p>
              </table:table-cell>
              <table:table-cell office:value-type="float" office:value="7.4529055">
                <text:p>7.4529055</text:p>
              </table:table-cell>
              <table:table-cell office:value-type="float" office:value="0.137003452">
                <text:p>0.137003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137113169">
                <text:p>0.137113169</text:p>
              </table:table-cell>
              <table:table-cell office:value-type="float" office:value="7.4811897">
                <text:p>7.4811897</text:p>
              </table:table-cell>
              <table:table-cell office:value-type="float" office:value="0.137001693">
                <text:p>0.13700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137113959">
                <text:p>0.137113959</text:p>
              </table:table-cell>
              <table:table-cell office:value-type="float" office:value="7.6508954">
                <text:p>7.6508954</text:p>
              </table:table-cell>
              <table:table-cell office:value-type="float" office:value="0.137000591">
                <text:p>0.137000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6858211">
                <text:p>0.06858211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68504423">
                <text:p>0.068504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137129724">
                <text:p>0.13712972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137043789">
                <text:p>0.137043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137117326">
                <text:p>0.137117326</text:p>
              </table:table-cell>
              <table:table-cell office:value-type="float" office:value="7.9690934">
                <text:p>7.9690934</text:p>
              </table:table-cell>
              <table:table-cell office:value-type="float" office:value="0.137016326">
                <text:p>0.137016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13709569">
                <text:p>0.13709569</text:p>
              </table:table-cell>
              <table:table-cell office:value-type="float" office:value="8.032733">
                <text:p>8.032733</text:p>
              </table:table-cell>
              <table:table-cell office:value-type="float" office:value="0.13700819">
                <text:p>0.13700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274297059">
                <text:p>0.274297059</text:p>
              </table:table-cell>
              <table:table-cell office:value-type="float" office:value="8.1529412">
                <text:p>8.1529412</text:p>
              </table:table-cell>
              <table:table-cell office:value-type="float" office:value="0.274028659">
                <text:p>0.274028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137144446">
                <text:p>0.137144446</text:p>
              </table:table-cell>
              <table:table-cell office:value-type="float" office:value="8.336789">
                <text:p>8.336789</text:p>
              </table:table-cell>
              <table:table-cell office:value-type="float" office:value="0.137020081">
                <text:p>0.137020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68557747">
                <text:p>0.068557747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68494782">
                <text:p>0.068494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20569995">
                <text:p>0.20569995</text:p>
              </table:table-cell>
              <table:table-cell office:value-type="float" office:value="8.5701342">
                <text:p>8.5701342</text:p>
              </table:table-cell>
              <table:table-cell office:value-type="float" office:value="0.205518499">
                <text:p>0.20551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137136862">
                <text:p>0.137136862</text:p>
              </table:table-cell>
              <table:table-cell office:value-type="float" office:value="8.6054895">
                <text:p>8.6054895</text:p>
              </table:table-cell>
              <table:table-cell office:value-type="float" office:value="0.137035415">
                <text:p>0.137035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137122586">
                <text:p>0.137122586</text:p>
              </table:table-cell>
              <table:table-cell office:value-type="float" office:value="8.6903423">
                <text:p>8.6903423</text:p>
              </table:table-cell>
              <table:table-cell office:value-type="float" office:value="0.136995152">
                <text:p>0.136995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137160748">
                <text:p>0.137160748</text:p>
              </table:table-cell>
              <table:table-cell office:value-type="float" office:value="8.8317637">
                <text:p>8.8317637</text:p>
              </table:table-cell>
              <table:table-cell office:value-type="float" office:value="0.137012348">
                <text:p>0.137012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137148991">
                <text:p>0.137148991</text:p>
              </table:table-cell>
              <table:table-cell office:value-type="float" office:value="8.860048">
                <text:p>8.860048</text:p>
              </table:table-cell>
              <table:table-cell office:value-type="float" office:value="0.137025759">
                <text:p>0.137025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137171015">
                <text:p>0.13717101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13702175">
                <text:p>0.13702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205700859">
                <text:p>0.205700859</text:p>
              </table:table-cell>
              <table:table-cell office:value-type="float" office:value="9.1923882">
                <text:p>9.1923882</text:p>
              </table:table-cell>
              <table:table-cell office:value-type="float" office:value="0.205504477">
                <text:p>0.20550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137126952">
                <text:p>0.137126952</text:p>
              </table:table-cell>
              <table:table-cell office:value-type="float" office:value="9.2489567">
                <text:p>9.2489567</text:p>
              </table:table-cell>
              <table:table-cell office:value-type="float" office:value="0.137024134">
                <text:p>0.137024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137152702">
                <text:p>0.137152702</text:p>
              </table:table-cell>
              <table:table-cell office:value-type="float" office:value="9.2701699">
                <text:p>9.2701699</text:p>
              </table:table-cell>
              <table:table-cell office:value-type="float" office:value="0.137005061">
                <text:p>0.137005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137121677">
                <text:p>0.137121677</text:p>
              </table:table-cell>
              <table:table-cell office:value-type="float" office:value="9.3550227">
                <text:p>9.3550227</text:p>
              </table:table-cell>
              <table:table-cell office:value-type="float" office:value="0.136990607">
                <text:p>0.136990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137140319">
                <text:p>0.137140319</text:p>
              </table:table-cell>
              <table:table-cell office:value-type="float" office:value="9.5105862">
                <text:p>9.5105862</text:p>
              </table:table-cell>
              <table:table-cell office:value-type="float" office:value="0.13699843">
                <text:p>0.13699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137136981">
                <text:p>0.13713698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137021154">
                <text:p>0.137021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137168825">
                <text:p>0.137168825</text:p>
              </table:table-cell>
              <table:table-cell office:value-type="float" office:value="9.7227182">
                <text:p>9.7227182</text:p>
              </table:table-cell>
              <table:table-cell office:value-type="float" office:value="0.13700746">
                <text:p>0.137007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68565108">
                <text:p>0.068565108</text:p>
              </table:table-cell>
              <table:table-cell office:value-type="float" office:value="9.8005">
                <text:p>9.8005</text:p>
              </table:table-cell>
              <table:table-cell office:value-type="float" office:value="0.068501353">
                <text:p>0.06850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137157157">
                <text:p>0.137157157</text:p>
              </table:table-cell>
              <table:table-cell office:value-type="float" office:value="9.8217132">
                <text:p>9.8217132</text:p>
              </table:table-cell>
              <table:table-cell office:value-type="float" office:value="0.137057558">
                <text:p>0.13705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205753982">
                <text:p>0.205753982</text:p>
              </table:table-cell>
              <table:table-cell office:value-type="float" office:value="9.8994949">
                <text:p>9.8994949</text:p>
              </table:table-cell>
              <table:table-cell office:value-type="float" office:value="0.20553501">
                <text:p>0.20553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137143448">
                <text:p>0.137143448</text:p>
              </table:table-cell>
              <table:table-cell office:value-type="float" office:value="9.9772767">
                <text:p>9.9772767</text:p>
              </table:table-cell>
              <table:table-cell office:value-type="float" office:value="0.137015849">
                <text:p>0.137015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137157455">
                <text:p>0.137157455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137020513">
                <text:p>0.137020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137166142">
                <text:p>0.137166142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136996463">
                <text:p>0.136996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137153924">
                <text:p>0.137153924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136994377">
                <text:p>0.136994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274274856">
                <text:p>0.274274856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274029613">
                <text:p>0.274029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137167513">
                <text:p>0.13716751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137028754">
                <text:p>0.137028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137155578">
                <text:p>0.137155578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137011155">
                <text:p>0.13701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68564907">
                <text:p>0.068564907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68507068">
                <text:p>0.068507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137123689">
                <text:p>0.137123689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136995718">
                <text:p>0.136995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137154281">
                <text:p>0.137154281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137007535">
                <text:p>0.137007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137185082">
                <text:p>0.137185082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137011722">
                <text:p>0.137011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137186646">
                <text:p>0.137186646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137000918">
                <text:p>0.137000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6856627">
                <text:p>0.06856627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68539023">
                <text:p>0.068539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13713403">
                <text:p>0.13713403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137020141">
                <text:p>0.137020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274266988">
                <text:p>0.274266988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274051785">
                <text:p>0.274051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13712737">
                <text:p>0.13712737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137018844">
                <text:p>0.137018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34290705">
                <text:p>0.034290705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34243651">
                <text:p>0.034243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205748379">
                <text:p>0.205748379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205492526">
                <text:p>0.205492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68559714">
                <text:p>0.06855971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68520039">
                <text:p>0.068520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137155846">
                <text:p>0.137155846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137046456">
                <text:p>0.137046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137190789">
                <text:p>0.137190789</text:p>
              </table:table-cell>
              <table:table-cell office:value-type="float" office:value="11.681404">
                <text:p>11.681404</text:p>
              </table:table-cell>
              <table:table-cell office:value-type="float" office:value="0.137030929">
                <text:p>0.137030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137137979">
                <text:p>0.13713797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137065262">
                <text:p>0.137065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6857603">
                <text:p>0.06857603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6851168">
                <text:p>0.06851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68599083">
                <text:p>0.068599083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68512529">
                <text:p>0.068512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137134895">
                <text:p>0.137134895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137008414">
                <text:p>0.137008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68555936">
                <text:p>0.068555936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68513431">
                <text:p>0.068513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68568401">
                <text:p>0.068568401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68508521">
                <text:p>0.068508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941cm" svg:height="17.409cm" chart:class="chart:scatter" chart:style-name="ch1">
        <chart:legend chart:legend-position="end" svg:x="14.073cm" svg:y="8.235cm" chart:style-name="ch2"/>
        <chart:plot-area chart:style-name="ch3" table:cell-range-address="'0.3nnrep'.A11:'0.3nnrep'.B102 '0.3nnrep'.E11:'0.3nnrep'.E11 '0.3nnrep'.C105:'0.3nnrep'.C105 '0.3nnrep'.B105:'0.3nnrep'.B196" chart:data-source-has-labels="row" svg:x="0.318cm" svg:y="0.348cm" svg:width="13.438cm" svg:height="16.3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3nnrep'.B11:'0.3nnrep'.B102" chart:label-cell-address="'0.3nnrep'.E11:'0.3nnrep'.E11" chart:class="chart:scatter">
            <chart:domain table:cell-range-address="'0.3nnrep'.A11:'0.3nnrep'.A102"/>
            <chart:data-point chart:repeated="92"/>
          </chart:series>
          <chart:series chart:style-name="ch7" chart:values-cell-range-address="'0.3nnrep'.B105:'0.3nnrep'.B196" chart:label-cell-address="'0.3nnrep'.C105:'0.3nnrep'.C105" chart:class="chart:scatter">
            <chart:domain table:cell-range-address="'0.3nnrep'.A105:'0.3nnrep'.A196"/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0.3nnrep'.E11:'0.3nnrep'.E11">nn rep.</text:p>
              </table:table-cell>
              <table:table-cell office:value-type="string">
                <text:p>Column A</text:p>
              </table:table-cell>
              <table:table-cell office:value-type="string">
                <text:p text:id="'0.3nnrep'.C105:'0.3nnrep'.C105">No int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'0.3nnrep'.A11:'0.3nnrep'.A102">0.7071068</text:p>
              </table:table-cell>
              <table:table-cell office:value-type="float" office:value="0.054816343">
                <text:p text:id="'0.3nnrep'.B11:'0.3nnrep'.B102">0.054816343</text:p>
              </table:table-cell>
              <table:table-cell office:value-type="float" office:value="0.7071068">
                <text:p text:id="'0.3nnrep'.A105:'0.3nnrep'.A196">0.7071068</text:p>
              </table:table-cell>
              <table:table-cell office:value-type="float" office:value="0.068498828">
                <text:p text:id="'0.3nnrep'.B105:'0.3nnrep'.B196">0.0684988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68058066">
                <text:p>0.068058066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68506181">
                <text:p>0.068506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72854213">
                <text:p>0.07285421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6850864">
                <text:p>0.06850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137594596">
                <text:p>0.137594596</text:p>
              </table:table-cell>
              <table:table-cell office:value-type="float" office:value="1.873833">
                <text:p>1.873833</text:p>
              </table:table-cell>
              <table:table-cell office:value-type="float" office:value="0.136977762">
                <text:p>0.136977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67262165">
                <text:p>0.06726216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68484694">
                <text:p>0.06848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68557844">
                <text:p>0.068557844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68501674">
                <text:p>0.06850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136915401">
                <text:p>0.136915401</text:p>
              </table:table-cell>
              <table:table-cell office:value-type="float" office:value="2.5526555">
                <text:p>2.5526555</text:p>
              </table:table-cell>
              <table:table-cell office:value-type="float" office:value="0.136994705">
                <text:p>0.13699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68964019">
                <text:p>0.068964019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68499915">
                <text:p>0.068499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13712956">
                <text:p>0.13712956</text:p>
              </table:table-cell>
              <table:table-cell office:value-type="float" office:value="3.0829856">
                <text:p>3.0829856</text:p>
              </table:table-cell>
              <table:table-cell office:value-type="float" office:value="0.136989713">
                <text:p>0.136989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137239933">
                <text:p>0.137239933</text:p>
              </table:table-cell>
              <table:table-cell office:value-type="float" office:value="3.2385491">
                <text:p>3.2385491</text:p>
              </table:table-cell>
              <table:table-cell office:value-type="float" office:value="0.137001157">
                <text:p>0.137001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68422601">
                <text:p>0.06842260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68510614">
                <text:p>0.068510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68595447">
                <text:p>0.068595447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68492271">
                <text:p>0.068492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137123272">
                <text:p>0.137123272</text:p>
              </table:table-cell>
              <table:table-cell office:value-type="float" office:value="3.7405949">
                <text:p>3.7405949</text:p>
              </table:table-cell>
              <table:table-cell office:value-type="float" office:value="0.137033686">
                <text:p>0.137033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137095496">
                <text:p>0.137095496</text:p>
              </table:table-cell>
              <table:table-cell office:value-type="float" office:value="3.9385848">
                <text:p>3.9385848</text:p>
              </table:table-cell>
              <table:table-cell office:value-type="float" office:value="0.13703832">
                <text:p>0.13703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68588689">
                <text:p>0.068588689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68518646">
                <text:p>0.068518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137120292">
                <text:p>0.137120292</text:p>
              </table:table-cell>
              <table:table-cell office:value-type="float" office:value="4.2992092">
                <text:p>4.2992092</text:p>
              </table:table-cell>
              <table:table-cell office:value-type="float" office:value="0.137040243">
                <text:p>0.137040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137174115">
                <text:p>0.137174115</text:p>
              </table:table-cell>
              <table:table-cell office:value-type="float" office:value="4.4123463">
                <text:p>4.4123463</text:p>
              </table:table-cell>
              <table:table-cell office:value-type="float" office:value="0.137013555">
                <text:p>0.13701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137124956">
                <text:p>0.137124956</text:p>
              </table:table-cell>
              <table:table-cell office:value-type="float" office:value="4.6386205">
                <text:p>4.6386205</text:p>
              </table:table-cell>
              <table:table-cell office:value-type="float" office:value="0.137033969">
                <text:p>0.137033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68586923">
                <text:p>0.068586923</text:p>
              </table:table-cell>
              <table:table-cell office:value-type="float" office:value="4.90025">
                <text:p>4.90025</text:p>
              </table:table-cell>
              <table:table-cell office:value-type="float" office:value="0.068516739">
                <text:p>0.068516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205705106">
                <text:p>0.205705106</text:p>
              </table:table-cell>
              <table:table-cell office:value-type="float" office:value="4.9497475">
                <text:p>4.9497475</text:p>
              </table:table-cell>
              <table:table-cell office:value-type="float" office:value="0.205537885">
                <text:p>0.205537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137084797">
                <text:p>0.137084797</text:p>
              </table:table-cell>
              <table:table-cell office:value-type="float" office:value="5.0982399">
                <text:p>5.0982399</text:p>
              </table:table-cell>
              <table:table-cell office:value-type="float" office:value="0.137021154">
                <text:p>0.137021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137153551">
                <text:p>0.137153551</text:p>
              </table:table-cell>
              <table:table-cell office:value-type="float" office:value="5.3386562">
                <text:p>5.3386562</text:p>
              </table:table-cell>
              <table:table-cell office:value-type="float" office:value="0.137024999">
                <text:p>0.137024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13712132">
                <text:p>0.13712132</text:p>
              </table:table-cell>
              <table:table-cell office:value-type="float" office:value="5.522504">
                <text:p>5.522504</text:p>
              </table:table-cell>
              <table:table-cell office:value-type="float" office:value="0.136992916">
                <text:p>0.136992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13717173">
                <text:p>0.13717173</text:p>
              </table:table-cell>
              <table:table-cell office:value-type="float" office:value="5.6144278">
                <text:p>5.6144278</text:p>
              </table:table-cell>
              <table:table-cell office:value-type="float" office:value="0.136990264">
                <text:p>0.136990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68559468">
                <text:p>0.068559468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68509005">
                <text:p>0.068509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137141213">
                <text:p>0.137141213</text:p>
              </table:table-cell>
              <table:table-cell office:value-type="float" office:value="5.7912045">
                <text:p>5.7912045</text:p>
              </table:table-cell>
              <table:table-cell office:value-type="float" office:value="0.137006253">
                <text:p>0.137006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137139425">
                <text:p>0.137139425</text:p>
              </table:table-cell>
              <table:table-cell office:value-type="float" office:value="6.0386919">
                <text:p>6.0386919</text:p>
              </table:table-cell>
              <table:table-cell office:value-type="float" office:value="0.137003139">
                <text:p>0.137003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68570346">
                <text:p>0.068570346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68502083">
                <text:p>0.068502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137131587">
                <text:p>0.137131587</text:p>
              </table:table-cell>
              <table:table-cell office:value-type="float" office:value="6.1659711">
                <text:p>6.1659711</text:p>
              </table:table-cell>
              <table:table-cell office:value-type="float" office:value="0.136992112">
                <text:p>0.136992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137128621">
                <text:p>0.137128621</text:p>
              </table:table-cell>
              <table:table-cell office:value-type="float" office:value="6.2861793">
                <text:p>6.2861793</text:p>
              </table:table-cell>
              <table:table-cell office:value-type="float" office:value="0.136986971">
                <text:p>0.136986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68557367">
                <text:p>0.068557367</text:p>
              </table:table-cell>
              <table:table-cell office:value-type="float" office:value="6.363961">
                <text:p>6.363961</text:p>
              </table:table-cell>
              <table:table-cell office:value-type="float" office:value="0.068477362">
                <text:p>0.068477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13708736">
                <text:p>0.13708736</text:p>
              </table:table-cell>
              <table:table-cell office:value-type="float" office:value="6.4841692">
                <text:p>6.4841692</text:p>
              </table:table-cell>
              <table:table-cell office:value-type="float" office:value="0.137005448">
                <text:p>0.137005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274286807">
                <text:p>0.274286807</text:p>
              </table:table-cell>
              <table:table-cell office:value-type="float" office:value="6.7457987">
                <text:p>6.7457987</text:p>
              </table:table-cell>
              <table:table-cell office:value-type="float" office:value="0.274064869">
                <text:p>0.27406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137123302">
                <text:p>0.137123302</text:p>
              </table:table-cell>
              <table:table-cell office:value-type="float" office:value="6.8165094">
                <text:p>6.8165094</text:p>
              </table:table-cell>
              <table:table-cell office:value-type="float" office:value="0.137037665">
                <text:p>0.137037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137110338">
                <text:p>0.137110338</text:p>
              </table:table-cell>
              <table:table-cell office:value-type="float" office:value="6.9650018">
                <text:p>6.9650018</text:p>
              </table:table-cell>
              <table:table-cell office:value-type="float" office:value="0.136995658">
                <text:p>0.136995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68564199">
                <text:p>0.068564199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68511665">
                <text:p>0.068511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137139246">
                <text:p>0.137139246</text:p>
              </table:table-cell>
              <table:table-cell office:value-type="float" office:value="7.1771338">
                <text:p>7.1771338</text:p>
              </table:table-cell>
              <table:table-cell office:value-type="float" office:value="0.137017429">
                <text:p>0.137017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68554439">
                <text:p>0.068554439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68528682">
                <text:p>0.068528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137119576">
                <text:p>0.137119576</text:p>
              </table:table-cell>
              <table:table-cell office:value-type="float" office:value="7.3821948">
                <text:p>7.3821948</text:p>
              </table:table-cell>
              <table:table-cell office:value-type="float" office:value="0.137026504">
                <text:p>0.137026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137136847">
                <text:p>0.137136847</text:p>
              </table:table-cell>
              <table:table-cell office:value-type="float" office:value="7.4529055">
                <text:p>7.4529055</text:p>
              </table:table-cell>
              <table:table-cell office:value-type="float" office:value="0.137003452">
                <text:p>0.137003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137113169">
                <text:p>0.137113169</text:p>
              </table:table-cell>
              <table:table-cell office:value-type="float" office:value="7.4811897">
                <text:p>7.4811897</text:p>
              </table:table-cell>
              <table:table-cell office:value-type="float" office:value="0.137001693">
                <text:p>0.13700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137113959">
                <text:p>0.137113959</text:p>
              </table:table-cell>
              <table:table-cell office:value-type="float" office:value="7.6508954">
                <text:p>7.6508954</text:p>
              </table:table-cell>
              <table:table-cell office:value-type="float" office:value="0.137000591">
                <text:p>0.137000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6858211">
                <text:p>0.06858211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68504423">
                <text:p>0.068504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137129724">
                <text:p>0.13712972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137043789">
                <text:p>0.137043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137117326">
                <text:p>0.137117326</text:p>
              </table:table-cell>
              <table:table-cell office:value-type="float" office:value="7.9690934">
                <text:p>7.9690934</text:p>
              </table:table-cell>
              <table:table-cell office:value-type="float" office:value="0.137016326">
                <text:p>0.137016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13709569">
                <text:p>0.13709569</text:p>
              </table:table-cell>
              <table:table-cell office:value-type="float" office:value="8.032733">
                <text:p>8.032733</text:p>
              </table:table-cell>
              <table:table-cell office:value-type="float" office:value="0.13700819">
                <text:p>0.13700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274297059">
                <text:p>0.274297059</text:p>
              </table:table-cell>
              <table:table-cell office:value-type="float" office:value="8.1529412">
                <text:p>8.1529412</text:p>
              </table:table-cell>
              <table:table-cell office:value-type="float" office:value="0.274028659">
                <text:p>0.274028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137144446">
                <text:p>0.137144446</text:p>
              </table:table-cell>
              <table:table-cell office:value-type="float" office:value="8.336789">
                <text:p>8.336789</text:p>
              </table:table-cell>
              <table:table-cell office:value-type="float" office:value="0.137020081">
                <text:p>0.137020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68557747">
                <text:p>0.068557747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68494782">
                <text:p>0.068494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20569995">
                <text:p>0.20569995</text:p>
              </table:table-cell>
              <table:table-cell office:value-type="float" office:value="8.5701342">
                <text:p>8.5701342</text:p>
              </table:table-cell>
              <table:table-cell office:value-type="float" office:value="0.205518499">
                <text:p>0.20551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137136862">
                <text:p>0.137136862</text:p>
              </table:table-cell>
              <table:table-cell office:value-type="float" office:value="8.6054895">
                <text:p>8.6054895</text:p>
              </table:table-cell>
              <table:table-cell office:value-type="float" office:value="0.137035415">
                <text:p>0.137035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137122586">
                <text:p>0.137122586</text:p>
              </table:table-cell>
              <table:table-cell office:value-type="float" office:value="8.6903423">
                <text:p>8.6903423</text:p>
              </table:table-cell>
              <table:table-cell office:value-type="float" office:value="0.136995152">
                <text:p>0.136995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137160748">
                <text:p>0.137160748</text:p>
              </table:table-cell>
              <table:table-cell office:value-type="float" office:value="8.8317637">
                <text:p>8.8317637</text:p>
              </table:table-cell>
              <table:table-cell office:value-type="float" office:value="0.137012348">
                <text:p>0.137012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137148991">
                <text:p>0.137148991</text:p>
              </table:table-cell>
              <table:table-cell office:value-type="float" office:value="8.860048">
                <text:p>8.860048</text:p>
              </table:table-cell>
              <table:table-cell office:value-type="float" office:value="0.137025759">
                <text:p>0.137025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137171015">
                <text:p>0.13717101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13702175">
                <text:p>0.13702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205700859">
                <text:p>0.205700859</text:p>
              </table:table-cell>
              <table:table-cell office:value-type="float" office:value="9.1923882">
                <text:p>9.1923882</text:p>
              </table:table-cell>
              <table:table-cell office:value-type="float" office:value="0.205504477">
                <text:p>0.20550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137126952">
                <text:p>0.137126952</text:p>
              </table:table-cell>
              <table:table-cell office:value-type="float" office:value="9.2489567">
                <text:p>9.2489567</text:p>
              </table:table-cell>
              <table:table-cell office:value-type="float" office:value="0.137024134">
                <text:p>0.137024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137152702">
                <text:p>0.137152702</text:p>
              </table:table-cell>
              <table:table-cell office:value-type="float" office:value="9.2701699">
                <text:p>9.2701699</text:p>
              </table:table-cell>
              <table:table-cell office:value-type="float" office:value="0.137005061">
                <text:p>0.137005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137121677">
                <text:p>0.137121677</text:p>
              </table:table-cell>
              <table:table-cell office:value-type="float" office:value="9.3550227">
                <text:p>9.3550227</text:p>
              </table:table-cell>
              <table:table-cell office:value-type="float" office:value="0.136990607">
                <text:p>0.136990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137140319">
                <text:p>0.137140319</text:p>
              </table:table-cell>
              <table:table-cell office:value-type="float" office:value="9.5105862">
                <text:p>9.5105862</text:p>
              </table:table-cell>
              <table:table-cell office:value-type="float" office:value="0.13699843">
                <text:p>0.13699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137136981">
                <text:p>0.13713698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137021154">
                <text:p>0.137021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137168825">
                <text:p>0.137168825</text:p>
              </table:table-cell>
              <table:table-cell office:value-type="float" office:value="9.7227182">
                <text:p>9.7227182</text:p>
              </table:table-cell>
              <table:table-cell office:value-type="float" office:value="0.13700746">
                <text:p>0.137007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68565108">
                <text:p>0.068565108</text:p>
              </table:table-cell>
              <table:table-cell office:value-type="float" office:value="9.8005">
                <text:p>9.8005</text:p>
              </table:table-cell>
              <table:table-cell office:value-type="float" office:value="0.068501353">
                <text:p>0.06850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137157157">
                <text:p>0.137157157</text:p>
              </table:table-cell>
              <table:table-cell office:value-type="float" office:value="9.8217132">
                <text:p>9.8217132</text:p>
              </table:table-cell>
              <table:table-cell office:value-type="float" office:value="0.137057558">
                <text:p>0.13705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205753982">
                <text:p>0.205753982</text:p>
              </table:table-cell>
              <table:table-cell office:value-type="float" office:value="9.8994949">
                <text:p>9.8994949</text:p>
              </table:table-cell>
              <table:table-cell office:value-type="float" office:value="0.20553501">
                <text:p>0.20553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137143448">
                <text:p>0.137143448</text:p>
              </table:table-cell>
              <table:table-cell office:value-type="float" office:value="9.9772767">
                <text:p>9.9772767</text:p>
              </table:table-cell>
              <table:table-cell office:value-type="float" office:value="0.137015849">
                <text:p>0.137015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137157455">
                <text:p>0.137157455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137020513">
                <text:p>0.137020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137166142">
                <text:p>0.137166142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136996463">
                <text:p>0.136996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137153924">
                <text:p>0.137153924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136994377">
                <text:p>0.136994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274274856">
                <text:p>0.274274856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274029613">
                <text:p>0.274029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137167513">
                <text:p>0.13716751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137028754">
                <text:p>0.137028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137155578">
                <text:p>0.137155578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137011155">
                <text:p>0.13701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68564907">
                <text:p>0.068564907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68507068">
                <text:p>0.068507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137123689">
                <text:p>0.137123689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136995718">
                <text:p>0.136995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137154281">
                <text:p>0.137154281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137007535">
                <text:p>0.137007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137185082">
                <text:p>0.137185082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137011722">
                <text:p>0.137011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137186646">
                <text:p>0.137186646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137000918">
                <text:p>0.137000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6856627">
                <text:p>0.06856627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68539023">
                <text:p>0.068539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13713403">
                <text:p>0.13713403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137020141">
                <text:p>0.137020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274266988">
                <text:p>0.274266988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274051785">
                <text:p>0.274051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13712737">
                <text:p>0.13712737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137018844">
                <text:p>0.137018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34290705">
                <text:p>0.034290705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34243651">
                <text:p>0.034243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205748379">
                <text:p>0.205748379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205492526">
                <text:p>0.205492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68559714">
                <text:p>0.06855971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68520039">
                <text:p>0.068520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137155846">
                <text:p>0.137155846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137046456">
                <text:p>0.137046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137190789">
                <text:p>0.137190789</text:p>
              </table:table-cell>
              <table:table-cell office:value-type="float" office:value="11.681404">
                <text:p>11.681404</text:p>
              </table:table-cell>
              <table:table-cell office:value-type="float" office:value="0.137030929">
                <text:p>0.137030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137137979">
                <text:p>0.13713797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137065262">
                <text:p>0.137065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6857603">
                <text:p>0.06857603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6851168">
                <text:p>0.06851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68599083">
                <text:p>0.068599083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68512529">
                <text:p>0.068512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137134895">
                <text:p>0.137134895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137008414">
                <text:p>0.137008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68555936">
                <text:p>0.068555936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68513431">
                <text:p>0.068513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68568401">
                <text:p>0.068568401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68508521">
                <text:p>0.068508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368cm" svg:height="11.776cm" chart:class="chart:scatter" chart:style-name="ch1">
        <chart:plot-area chart:style-name="ch2" table:cell-range-address="'0.01noint'.A13:'0.01noint'.B104" svg:x="0.307cm" svg:y="0.234cm" svg:width="14.753cm" svg:height="11.305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01noint'.B13:'0.01noint'.B104" chart:class="chart:scatter">
            <chart:domain table:cell-range-address="'0.01noint'.A13:'0.01noint'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'0.01noint'.A13:'0.01noint'.A104">0.7071068</text:p>
              </table:table-cell>
              <table:table-cell office:value-type="float" office:value="0.005834">
                <text:p text:id="'0.01noint'.B13:'0.01noint'.B104">0.005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5811333">
                <text:p>0.00581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572889">
                <text:p>0.011572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03111">
                <text:p>0.005803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755555">
                <text:p>0.0057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542444">
                <text:p>0.011542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734222">
                <text:p>0.00573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524222">
                <text:p>0.011524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564445">
                <text:p>0.01156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19555">
                <text:p>0.005819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901333">
                <text:p>0.005901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673777">
                <text:p>0.011673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530444">
                <text:p>0.011530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794">
                <text:p>0.005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657556">
                <text:p>0.011657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665556">
                <text:p>0.01166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639556">
                <text:p>0.011639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05806">
                <text:p>0.00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406">
                <text:p>0.017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615556">
                <text:p>0.01161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586222">
                <text:p>0.011586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690444">
                <text:p>0.011690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77556">
                <text:p>0.011777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934444">
                <text:p>0.005934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07556">
                <text:p>0.011707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14667">
                <text:p>0.011714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23778">
                <text:p>0.005823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86889">
                <text:p>0.011786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31556">
                <text:p>0.011731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46667">
                <text:p>0.00584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23778">
                <text:p>0.011723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544222">
                <text:p>0.023544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5556">
                <text:p>0.01173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39556">
                <text:p>0.011739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54">
                <text:p>0.005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801777">
                <text:p>0.011801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911111">
                <text:p>0.005911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19556">
                <text:p>0.011719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06444">
                <text:p>0.011706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30889">
                <text:p>0.011730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83333">
                <text:p>0.01178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25333">
                <text:p>0.005825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22">
                <text:p>0.011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861111">
                <text:p>0.01186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857555">
                <text:p>0.011857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576444">
                <text:p>0.023576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846222">
                <text:p>0.011846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786889">
                <text:p>0.005786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84">
                <text:p>0.017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903111">
                <text:p>0.011903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882">
                <text:p>0.011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863777">
                <text:p>0.011863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806889">
                <text:p>0.011806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735334">
                <text:p>0.017735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840222">
                <text:p>0.011840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822444">
                <text:p>0.011822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857111">
                <text:p>0.011857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686223">
                <text:p>0.011686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88889">
                <text:p>0.0117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05839333">
                <text:p>0.005839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48223">
                <text:p>0.011748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662667">
                <text:p>0.017662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831111">
                <text:p>0.011831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04">
                <text:p>0.01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14222">
                <text:p>0.011714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698667">
                <text:p>0.011698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88667">
                <text:p>0.023488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804666">
                <text:p>0.011804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70222">
                <text:p>0.011770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954444">
                <text:p>0.005954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683334">
                <text:p>0.01168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680445">
                <text:p>0.011680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27778">
                <text:p>0.01172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59111">
                <text:p>0.011759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26">
                <text:p>0.005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532223">
                <text:p>0.023532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685333">
                <text:p>0.011685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09111">
                <text:p>0.002909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59089">
                <text:p>0.01759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15778">
                <text:p>0.005815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744444">
                <text:p>0.0117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99111">
                <text:p>0.011799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68889">
                <text:p>0.01176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902667">
                <text:p>0.005902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909778">
                <text:p>0.005909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803778">
                <text:p>0.011803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69556">
                <text:p>0.005869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98444">
                <text:p>0.005898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368cm" svg:height="11.776cm" chart:class="chart:scatter" chart:style-name="ch1">
        <chart:plot-area chart:style-name="ch2" table:cell-range-address="'0.01noint_2'.A13:'0.01noint_2'.B104" svg:x="0.307cm" svg:y="0.234cm" svg:width="14.753cm" svg:height="11.305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01noint_2'.B13:'0.01noint_2'.B104" chart:class="chart:scatter">
            <chart:domain table:cell-range-address="'0.01noint_2'.A13:'0.01noint_2'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'0.01noint_2'.A13:'0.01noint_2'.A104">0.7071068</text:p>
              </table:table-cell>
              <table:table-cell office:value-type="float" office:value="0.005834">
                <text:p text:id="'0.01noint_2'.B13:'0.01noint_2'.B104">0.005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5811333">
                <text:p>0.00581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572889">
                <text:p>0.011572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03111">
                <text:p>0.005803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755555">
                <text:p>0.0057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542444">
                <text:p>0.011542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734222">
                <text:p>0.00573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524222">
                <text:p>0.011524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564445">
                <text:p>0.01156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19555">
                <text:p>0.005819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901333">
                <text:p>0.005901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673777">
                <text:p>0.011673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530444">
                <text:p>0.011530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794">
                <text:p>0.005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657556">
                <text:p>0.011657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665556">
                <text:p>0.01166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639556">
                <text:p>0.011639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05806">
                <text:p>0.00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406">
                <text:p>0.017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615556">
                <text:p>0.01161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586222">
                <text:p>0.011586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690444">
                <text:p>0.011690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77556">
                <text:p>0.011777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934444">
                <text:p>0.005934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07556">
                <text:p>0.011707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14667">
                <text:p>0.011714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23778">
                <text:p>0.005823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86889">
                <text:p>0.011786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31556">
                <text:p>0.011731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46667">
                <text:p>0.00584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23778">
                <text:p>0.011723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544222">
                <text:p>0.023544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5556">
                <text:p>0.01173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39556">
                <text:p>0.011739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54">
                <text:p>0.005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801777">
                <text:p>0.011801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911111">
                <text:p>0.005911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19556">
                <text:p>0.011719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06444">
                <text:p>0.011706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30889">
                <text:p>0.011730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83333">
                <text:p>0.01178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25333">
                <text:p>0.005825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22">
                <text:p>0.011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861111">
                <text:p>0.01186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857555">
                <text:p>0.011857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576444">
                <text:p>0.023576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846222">
                <text:p>0.011846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786889">
                <text:p>0.005786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84">
                <text:p>0.017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903111">
                <text:p>0.011903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882">
                <text:p>0.011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863777">
                <text:p>0.011863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806889">
                <text:p>0.011806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735334">
                <text:p>0.017735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840222">
                <text:p>0.011840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822444">
                <text:p>0.011822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857111">
                <text:p>0.011857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686223">
                <text:p>0.011686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88889">
                <text:p>0.0117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05839333">
                <text:p>0.005839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48223">
                <text:p>0.011748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662667">
                <text:p>0.017662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831111">
                <text:p>0.011831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04">
                <text:p>0.01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14222">
                <text:p>0.011714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698667">
                <text:p>0.011698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88667">
                <text:p>0.023488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804666">
                <text:p>0.011804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70222">
                <text:p>0.011770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954444">
                <text:p>0.005954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683334">
                <text:p>0.01168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680445">
                <text:p>0.011680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27778">
                <text:p>0.01172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59111">
                <text:p>0.011759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26">
                <text:p>0.005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532223">
                <text:p>0.023532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685333">
                <text:p>0.011685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09111">
                <text:p>0.002909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59089">
                <text:p>0.01759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15778">
                <text:p>0.005815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744444">
                <text:p>0.0117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99111">
                <text:p>0.011799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68889">
                <text:p>0.01176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902667">
                <text:p>0.005902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909778">
                <text:p>0.005909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803778">
                <text:p>0.011803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69556">
                <text:p>0.005869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98444">
                <text:p>0.005898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